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B000000FDAB4D2E47.png" manifest:media-type="image/png"/>
  <manifest:file-entry manifest:full-path="Pictures/10000000000000DE000000DB75B04A9C.jpg" manifest:media-type="image/jpeg"/>
  <manifest:file-entry manifest:full-path="Pictures/1000000100000200000000805651EA24.png" manifest:media-type="image/png"/>
  <manifest:file-entry manifest:full-path="Pictures/1000000000000A260000032A3B91580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Noto Sans Devanagari"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buntu" svg:font-family="Ubuntu"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Taula20" style:family="table" style:master-page-name="Converted1">
      <style:table-properties style:width="23.708cm" style:rel-width="96%" fo:margin-left="0cm" fo:margin-top="0cm" fo:margin-bottom="0cm" style:page-number="auto" fo:break-before="page" table:align="left" style:writing-mode="page"/>
    </style:style>
    <style:style style:name="Taula20.A" style:family="table-column">
      <style:table-column-properties style:column-width="1.249cm" style:rel-column-width="3453*"/>
    </style:style>
    <style:style style:name="Taula20.B" style:family="table-column">
      <style:table-column-properties style:column-width="2.466cm" style:rel-column-width="6816*"/>
    </style:style>
    <style:style style:name="Taula20.C" style:family="table-column">
      <style:table-column-properties style:column-width="2.976cm" style:rel-column-width="8224*"/>
    </style:style>
    <style:style style:name="Taula20.D" style:family="table-column">
      <style:table-column-properties style:column-width="5.211cm" style:rel-column-width="14399*"/>
    </style:style>
    <style:style style:name="Taula20.E" style:family="table-column">
      <style:table-column-properties style:column-width="4.703cm" style:rel-column-width="12995*"/>
    </style:style>
    <style:style style:name="Taula20.F" style:family="table-column">
      <style:table-column-properties style:column-width="2.722cm" style:rel-column-width="7524*"/>
    </style:style>
    <style:style style:name="Taula20.G" style:family="table-column">
      <style:table-column-properties style:column-width="1.984cm" style:rel-column-width="5485*"/>
    </style:style>
    <style:style style:name="Taula20.H" style:family="table-column">
      <style:table-column-properties style:column-width="2.399cm" style:rel-column-width="6632*"/>
    </style:style>
    <style:style style:name="Taula20.1" style:family="table-row">
      <style:table-row-properties style:min-row-height="0.734cm" fo:keep-together="auto"/>
    </style:style>
    <style:style style:name="Taula20.A1" style:family="table-cell">
      <style:table-cell-properties fo:padding-left="0.132cm" fo:padding-right="0.123cm" fo:padding-top="0cm" fo:padding-bottom="0cm" fo:border="0.5pt solid #00000a"/>
    </style:style>
    <style:style style:name="Taula20.2" style:family="table-row">
      <style:table-row-properties fo:keep-together="auto"/>
    </style:style>
    <style:style style:name="Taula20.3" style:family="table-row">
      <style:table-row-properties fo:keep-together="auto"/>
    </style:style>
    <style:style style:name="Taula20.4" style:family="table-row">
      <style:table-row-properties fo:keep-together="auto"/>
    </style:style>
    <style:style style:name="Taula20.5" style:family="table-row">
      <style:table-row-properties fo:keep-together="auto"/>
    </style:style>
    <style:style style:name="Taula20.B5" style:family="table-cell">
      <style:table-cell-properties fo:background-color="#808080" fo:padding-left="0.132cm" fo:padding-right="0.123cm" fo:padding-top="0cm" fo:padding-bottom="0cm" fo:border="0.5pt solid #00000a">
        <style:background-image/>
      </style:table-cell-properties>
    </style:style>
    <style:style style:name="Taula20.6" style:family="table-row">
      <style:table-row-properties fo:keep-together="auto"/>
    </style:style>
    <style:style style:name="Taula2" style:family="table">
      <style:table-properties style:width="2.605cm" fo:margin-left="0.009cm" fo:margin-top="0cm" fo:margin-bottom="0cm" table:align="left" style:writing-mode="page"/>
    </style:style>
    <style:style style:name="Taula2.A" style:family="table-column">
      <style:table-column-properties style:column-width="0.635cm"/>
    </style:style>
    <style:style style:name="Taula2.B" style:family="table-column">
      <style:table-column-properties style:column-width="0.658cm"/>
    </style:style>
    <style:style style:name="Taula2.C" style:family="table-column">
      <style:table-column-properties style:column-width="0.654cm"/>
    </style:style>
    <style:style style:name="Taula2.1" style:family="table-row">
      <style:table-row-properties fo:keep-together="auto"/>
    </style:style>
    <style:style style:name="Taula2.A1" style:family="table-cell">
      <style:table-cell-properties fo:background-color="#ccffff" fo:padding-left="0.191cm" fo:padding-right="0.191cm" fo:padding-top="0cm" fo:padding-bottom="0cm" fo:border="0.5pt solid #00000a">
        <style:background-image/>
      </style:table-cell-properties>
    </style:style>
    <style:style style:name="Taula2.B1" style:family="table-cell">
      <style:table-cell-properties fo:background-color="#00ff00" fo:padding-left="0.191cm" fo:padding-right="0.191cm" fo:padding-top="0cm" fo:padding-bottom="0cm" fo:border="0.5pt solid #00000a">
        <style:background-image/>
      </style:table-cell-properties>
    </style:style>
    <style:style style:name="Taula3" style:family="table">
      <style:table-properties style:width="4.456cm" fo:margin-left="0.009cm" fo:margin-top="0cm" fo:margin-bottom="0cm" table:align="left" style:writing-mode="page"/>
    </style:style>
    <style:style style:name="Taula3.A" style:family="table-column">
      <style:table-column-properties style:column-width="0.556cm"/>
    </style:style>
    <style:style style:name="Taula3.B" style:family="table-column">
      <style:table-column-properties style:column-width="0.557cm"/>
    </style:style>
    <style:style style:name="Taula3.1" style:family="table-row">
      <style:table-row-properties fo:keep-together="auto"/>
    </style:style>
    <style:style style:name="Taula3.A1" style:family="table-cell">
      <style:table-cell-properties fo:background-color="#ff0000" fo:padding-left="0.191cm" fo:padding-right="0.191cm" fo:padding-top="0cm" fo:padding-bottom="0cm" fo:border="0.5pt solid #00000a">
        <style:background-image/>
      </style:table-cell-properties>
    </style:style>
    <style:style style:name="Taula3.B1" style:family="table-cell">
      <style:table-cell-properties fo:background-color="#ffcc99" fo:padding-left="0.191cm" fo:padding-right="0.191cm" fo:padding-top="0cm" fo:padding-bottom="0cm" fo:border="0.5pt solid #00000a">
        <style:background-image/>
      </style:table-cell-properties>
    </style:style>
    <style:style style:name="Taula4" style:family="table">
      <style:table-properties style:width="4.461cm" fo:margin-left="0.009cm" fo:margin-top="0cm" fo:margin-bottom="0cm" table:align="left" style:writing-mode="page"/>
    </style:style>
    <style:style style:name="Taula4.A" style:family="table-column">
      <style:table-column-properties style:column-width="0.559cm"/>
    </style:style>
    <style:style style:name="Taula4.C" style:family="table-column">
      <style:table-column-properties style:column-width="0.554cm"/>
    </style:style>
    <style:style style:name="Taula4.E" style:family="table-column">
      <style:table-column-properties style:column-width="0.556cm"/>
    </style:style>
    <style:style style:name="Taula4.1" style:family="table-row">
      <style:table-row-properties fo:keep-together="auto"/>
    </style:style>
    <style:style style:name="Taula4.A1" style:family="table-cell">
      <style:table-cell-properties fo:background-color="#ff0000" fo:padding-left="0.191cm" fo:padding-right="0.191cm" fo:padding-top="0cm" fo:padding-bottom="0cm" fo:border="0.5pt solid #00000a">
        <style:background-image/>
      </style:table-cell-properties>
    </style:style>
    <style:style style:name="Taula4.B1" style:family="table-cell">
      <style:table-cell-properties fo:background-color="#ffcc99" fo:padding-left="0.191cm" fo:padding-right="0.191cm" fo:padding-top="0cm" fo:padding-bottom="0cm" fo:border="0.5pt solid #00000a">
        <style:background-image/>
      </style:table-cell-properties>
    </style:style>
    <style:style style:name="Taula5" style:family="table">
      <style:table-properties style:width="4.461cm" fo:margin-left="0.009cm" fo:margin-top="0cm" fo:margin-bottom="0cm" table:align="left" style:writing-mode="page"/>
    </style:style>
    <style:style style:name="Taula5.A" style:family="table-column">
      <style:table-column-properties style:column-width="0.559cm"/>
    </style:style>
    <style:style style:name="Taula5.C" style:family="table-column">
      <style:table-column-properties style:column-width="0.554cm"/>
    </style:style>
    <style:style style:name="Taula5.E" style:family="table-column">
      <style:table-column-properties style:column-width="0.556cm"/>
    </style:style>
    <style:style style:name="Taula5.1" style:family="table-row">
      <style:table-row-properties fo:keep-together="auto"/>
    </style:style>
    <style:style style:name="Taula5.A1" style:family="table-cell">
      <style:table-cell-properties fo:background-color="#ff0000" fo:padding-left="0.191cm" fo:padding-right="0.191cm" fo:padding-top="0cm" fo:padding-bottom="0cm" fo:border="0.5pt solid #00000a">
        <style:background-image/>
      </style:table-cell-properties>
    </style:style>
    <style:style style:name="Taula5.B1" style:family="table-cell">
      <style:table-cell-properties fo:background-color="#ffcc99" fo:padding-left="0.191cm" fo:padding-right="0.191cm" fo:padding-top="0cm" fo:padding-bottom="0cm" fo:border="0.5pt solid #00000a">
        <style:background-image/>
      </style:table-cell-properties>
    </style:style>
    <style:style style:name="Taula6" style:family="table">
      <style:table-properties style:width="2.54cm" fo:margin-left="0.009cm" fo:margin-top="0cm" fo:margin-bottom="0cm" table:align="left" style:writing-mode="page"/>
    </style:style>
    <style:style style:name="Taula6.A" style:family="table-column">
      <style:table-column-properties style:column-width="0.635cm"/>
    </style:style>
    <style:style style:name="Taula6.1" style:family="table-row">
      <style:table-row-properties fo:keep-together="auto"/>
    </style:style>
    <style:style style:name="Taula6.A1" style:family="table-cell">
      <style:table-cell-properties fo:background-color="#ccffff" fo:padding-left="0.191cm" fo:padding-right="0.191cm" fo:padding-top="0cm" fo:padding-bottom="0cm" fo:border="0.5pt solid #00000a">
        <style:background-image/>
      </style:table-cell-properties>
    </style:style>
    <style:style style:name="Taula6.C1" style:family="table-cell">
      <style:table-cell-properties fo:background-color="#00ff00" fo:padding-left="0.191cm" fo:padding-right="0.191cm" fo:padding-top="0cm" fo:padding-bottom="0cm" fo:border="0.5pt solid #00000a">
        <style:background-image/>
      </style:table-cell-properties>
    </style:style>
    <style:style style:name="Taula7" style:family="table">
      <style:table-properties style:width="4.464cm" fo:margin-left="0.009cm" fo:margin-top="0cm" fo:margin-bottom="0cm" table:align="left" style:writing-mode="page"/>
    </style:style>
    <style:style style:name="Taula7.A" style:family="table-column">
      <style:table-column-properties style:column-width="0.559cm"/>
    </style:style>
    <style:style style:name="Taula7.B" style:family="table-column">
      <style:table-column-properties style:column-width="0.563cm"/>
    </style:style>
    <style:style style:name="Taula7.C" style:family="table-column">
      <style:table-column-properties style:column-width="0.556cm"/>
    </style:style>
    <style:style style:name="Taula7.E" style:family="table-column">
      <style:table-column-properties style:column-width="0.554cm"/>
    </style:style>
    <style:style style:name="Taula7.1" style:family="table-row">
      <style:table-row-properties fo:keep-together="auto"/>
    </style:style>
    <style:style style:name="Taula7.A1" style:family="table-cell">
      <style:table-cell-properties fo:background-color="#ff0000" fo:padding-left="0.191cm" fo:padding-right="0.191cm" fo:padding-top="0cm" fo:padding-bottom="0cm" fo:border="0.5pt solid #00000a">
        <style:background-image/>
      </style:table-cell-properties>
    </style:style>
    <style:style style:name="Taula7.C1" style:family="table-cell">
      <style:table-cell-properties fo:background-color="#ffcc99" fo:padding-left="0.191cm" fo:padding-right="0.191cm" fo:padding-top="0cm" fo:padding-bottom="0cm" fo:border="0.5pt solid #00000a">
        <style:background-image/>
      </style:table-cell-properties>
    </style:style>
    <style:style style:name="Taula8" style:family="table">
      <style:table-properties style:width="4.464cm" fo:margin-left="0.009cm" fo:margin-top="0cm" fo:margin-bottom="0cm" table:align="left" style:writing-mode="page"/>
    </style:style>
    <style:style style:name="Taula8.A" style:family="table-column">
      <style:table-column-properties style:column-width="0.559cm"/>
    </style:style>
    <style:style style:name="Taula8.B" style:family="table-column">
      <style:table-column-properties style:column-width="0.563cm"/>
    </style:style>
    <style:style style:name="Taula8.C" style:family="table-column">
      <style:table-column-properties style:column-width="0.556cm"/>
    </style:style>
    <style:style style:name="Taula8.E" style:family="table-column">
      <style:table-column-properties style:column-width="0.554cm"/>
    </style:style>
    <style:style style:name="Taula8.1" style:family="table-row">
      <style:table-row-properties fo:keep-together="auto"/>
    </style:style>
    <style:style style:name="Taula8.A1" style:family="table-cell">
      <style:table-cell-properties fo:background-color="#ff0000" fo:padding-left="0.191cm" fo:padding-right="0.191cm" fo:padding-top="0cm" fo:padding-bottom="0cm" fo:border="0.5pt solid #00000a">
        <style:background-image/>
      </style:table-cell-properties>
    </style:style>
    <style:style style:name="Taula8.C1" style:family="table-cell">
      <style:table-cell-properties fo:background-color="#ffcc99" fo:padding-left="0.191cm" fo:padding-right="0.191cm" fo:padding-top="0cm" fo:padding-bottom="0cm" fo:border="0.5pt solid #00000a">
        <style:background-image/>
      </style:table-cell-properties>
    </style:style>
    <style:style style:name="Taula9" style:family="table">
      <style:table-properties style:width="4.464cm" fo:margin-left="0.009cm" fo:margin-top="0cm" fo:margin-bottom="0cm" table:align="left" style:writing-mode="page"/>
    </style:style>
    <style:style style:name="Taula9.A" style:family="table-column">
      <style:table-column-properties style:column-width="0.559cm"/>
    </style:style>
    <style:style style:name="Taula9.B" style:family="table-column">
      <style:table-column-properties style:column-width="0.563cm"/>
    </style:style>
    <style:style style:name="Taula9.C" style:family="table-column">
      <style:table-column-properties style:column-width="0.556cm"/>
    </style:style>
    <style:style style:name="Taula9.E" style:family="table-column">
      <style:table-column-properties style:column-width="0.554cm"/>
    </style:style>
    <style:style style:name="Taula9.1" style:family="table-row">
      <style:table-row-properties fo:keep-together="auto"/>
    </style:style>
    <style:style style:name="Taula9.A1" style:family="table-cell">
      <style:table-cell-properties fo:background-color="#ff0000" fo:padding-left="0.191cm" fo:padding-right="0.191cm" fo:padding-top="0cm" fo:padding-bottom="0cm" fo:border="0.5pt solid #00000a">
        <style:background-image/>
      </style:table-cell-properties>
    </style:style>
    <style:style style:name="Taula9.C1" style:family="table-cell">
      <style:table-cell-properties fo:background-color="#ffcc99" fo:padding-left="0.191cm" fo:padding-right="0.191cm" fo:padding-top="0cm" fo:padding-bottom="0cm" fo:border="0.5pt solid #00000a">
        <style:background-image/>
      </style:table-cell-properties>
    </style:style>
    <style:style style:name="Taula10" style:family="table">
      <style:table-properties style:width="2.54cm" fo:margin-left="0.009cm" fo:margin-top="0cm" fo:margin-bottom="0cm" table:align="left" style:writing-mode="page"/>
    </style:style>
    <style:style style:name="Taula10.A" style:family="table-column">
      <style:table-column-properties style:column-width="0.635cm"/>
    </style:style>
    <style:style style:name="Taula10.1" style:family="table-row">
      <style:table-row-properties fo:keep-together="auto"/>
    </style:style>
    <style:style style:name="Taula10.A1" style:family="table-cell">
      <style:table-cell-properties fo:background-color="#ccffff" fo:padding-left="0.191cm" fo:padding-right="0.191cm" fo:padding-top="0cm" fo:padding-bottom="0cm" fo:border="0.5pt solid #00000a">
        <style:background-image/>
      </style:table-cell-properties>
    </style:style>
    <style:style style:name="Taula10.D1" style:family="table-cell">
      <style:table-cell-properties fo:background-color="#00ff00" fo:padding-left="0.191cm" fo:padding-right="0.191cm" fo:padding-top="0cm" fo:padding-bottom="0cm" fo:border="0.5pt solid #00000a">
        <style:background-image/>
      </style:table-cell-properties>
    </style:style>
    <style:style style:name="Taula11" style:family="table">
      <style:table-properties style:width="4.468cm" fo:margin-left="0.009cm" fo:margin-top="0cm" fo:margin-bottom="0cm" table:align="left" style:writing-mode="page"/>
    </style:style>
    <style:style style:name="Taula11.A" style:family="table-column">
      <style:table-column-properties style:column-width="0.559cm"/>
    </style:style>
    <style:style style:name="Taula11.B" style:family="table-column">
      <style:table-column-properties style:column-width="0.563cm"/>
    </style:style>
    <style:style style:name="Taula11.E" style:family="table-column">
      <style:table-column-properties style:column-width="0.556cm"/>
    </style:style>
    <style:style style:name="Taula11.G" style:family="table-column">
      <style:table-column-properties style:column-width="0.554cm"/>
    </style:style>
    <style:style style:name="Taula11.1" style:family="table-row">
      <style:table-row-properties fo:keep-together="auto"/>
    </style:style>
    <style:style style:name="Taula11.A1" style:family="table-cell">
      <style:table-cell-properties fo:background-color="#ff0000" fo:padding-left="0.191cm" fo:padding-right="0.191cm" fo:padding-top="0cm" fo:padding-bottom="0cm" fo:border="0.5pt solid #00000a">
        <style:background-image/>
      </style:table-cell-properties>
    </style:style>
    <style:style style:name="Taula11.D1" style:family="table-cell">
      <style:table-cell-properties fo:background-color="#ffcc99" fo:padding-left="0.191cm" fo:padding-right="0.191cm" fo:padding-top="0cm" fo:padding-bottom="0cm" fo:border="0.5pt solid #00000a">
        <style:background-image/>
      </style:table-cell-properties>
    </style:style>
    <style:style style:name="Taula12" style:family="table">
      <style:table-properties style:width="4.468cm" fo:margin-left="0.009cm" fo:margin-top="0cm" fo:margin-bottom="0cm" table:align="left" style:writing-mode="page"/>
    </style:style>
    <style:style style:name="Taula12.A" style:family="table-column">
      <style:table-column-properties style:column-width="0.559cm"/>
    </style:style>
    <style:style style:name="Taula12.B" style:family="table-column">
      <style:table-column-properties style:column-width="0.563cm"/>
    </style:style>
    <style:style style:name="Taula12.E" style:family="table-column">
      <style:table-column-properties style:column-width="0.556cm"/>
    </style:style>
    <style:style style:name="Taula12.G" style:family="table-column">
      <style:table-column-properties style:column-width="0.554cm"/>
    </style:style>
    <style:style style:name="Taula12.1" style:family="table-row">
      <style:table-row-properties fo:keep-together="auto"/>
    </style:style>
    <style:style style:name="Taula12.A1" style:family="table-cell">
      <style:table-cell-properties fo:background-color="#ff0000" fo:padding-left="0.191cm" fo:padding-right="0.191cm" fo:padding-top="0cm" fo:padding-bottom="0cm" fo:border="0.5pt solid #00000a">
        <style:background-image/>
      </style:table-cell-properties>
    </style:style>
    <style:style style:name="Taula12.D1" style:family="table-cell">
      <style:table-cell-properties fo:background-color="#ffcc99" fo:padding-left="0.191cm" fo:padding-right="0.191cm" fo:padding-top="0cm" fo:padding-bottom="0cm" fo:border="0.5pt solid #00000a">
        <style:background-image/>
      </style:table-cell-properties>
    </style:style>
    <style:style style:name="Taula13" style:family="table">
      <style:table-properties style:width="4.468cm" fo:margin-left="0.009cm" fo:margin-top="0cm" fo:margin-bottom="0cm" table:align="left" style:writing-mode="page"/>
    </style:style>
    <style:style style:name="Taula13.A" style:family="table-column">
      <style:table-column-properties style:column-width="0.559cm"/>
    </style:style>
    <style:style style:name="Taula13.B" style:family="table-column">
      <style:table-column-properties style:column-width="0.563cm"/>
    </style:style>
    <style:style style:name="Taula13.E" style:family="table-column">
      <style:table-column-properties style:column-width="0.556cm"/>
    </style:style>
    <style:style style:name="Taula13.G" style:family="table-column">
      <style:table-column-properties style:column-width="0.554cm"/>
    </style:style>
    <style:style style:name="Taula13.1" style:family="table-row">
      <style:table-row-properties fo:keep-together="auto"/>
    </style:style>
    <style:style style:name="Taula13.A1" style:family="table-cell">
      <style:table-cell-properties fo:background-color="#ff0000" fo:padding-left="0.191cm" fo:padding-right="0.191cm" fo:padding-top="0cm" fo:padding-bottom="0cm" fo:border="0.5pt solid #00000a">
        <style:background-image/>
      </style:table-cell-properties>
    </style:style>
    <style:style style:name="Taula13.D1" style:family="table-cell">
      <style:table-cell-properties fo:background-color="#ffcc99" fo:padding-left="0.191cm" fo:padding-right="0.191cm" fo:padding-top="0cm" fo:padding-bottom="0cm" fo:border="0.5pt solid #00000a">
        <style:background-image/>
      </style:table-cell-properties>
    </style:style>
    <style:style style:name="Taula14" style:family="table">
      <style:table-properties style:width="4.471cm" fo:margin-left="0.009cm" fo:margin-top="0cm" fo:margin-bottom="0cm" table:align="left" style:writing-mode="page"/>
    </style:style>
    <style:style style:name="Taula14.A" style:family="table-column">
      <style:table-column-properties style:column-width="0.557cm"/>
    </style:style>
    <style:style style:name="Taula14.B" style:family="table-column">
      <style:table-column-properties style:column-width="0.563cm"/>
    </style:style>
    <style:style style:name="Taula14.C" style:family="table-column">
      <style:table-column-properties style:column-width="0.559cm"/>
    </style:style>
    <style:style style:name="Taula14.E" style:family="table-column">
      <style:table-column-properties style:column-width="0.556cm"/>
    </style:style>
    <style:style style:name="Taula14.1" style:family="table-row">
      <style:table-row-properties fo:keep-together="auto"/>
    </style:style>
    <style:style style:name="Taula14.A1" style:family="table-cell">
      <style:table-cell-properties fo:background-color="#ff0000" fo:padding-left="0.191cm" fo:padding-right="0.191cm" fo:padding-top="0cm" fo:padding-bottom="0cm" fo:border="0.5pt solid #00000a">
        <style:background-image/>
      </style:table-cell-properties>
    </style:style>
    <style:style style:name="Taula14.E1" style:family="table-cell">
      <style:table-cell-properties fo:background-color="#ffcc99" fo:padding-left="0.191cm" fo:padding-right="0.191cm" fo:padding-top="0cm" fo:padding-bottom="0cm" fo:border="0.5pt solid #00000a">
        <style:background-image/>
      </style:table-cell-properties>
    </style:style>
    <style:style style:name="Taula15" style:family="table">
      <style:table-properties style:width="4.471cm" fo:margin-left="0.009cm" fo:margin-top="0cm" fo:margin-bottom="0cm" table:align="left" style:writing-mode="page"/>
    </style:style>
    <style:style style:name="Taula15.A" style:family="table-column">
      <style:table-column-properties style:column-width="0.557cm"/>
    </style:style>
    <style:style style:name="Taula15.B" style:family="table-column">
      <style:table-column-properties style:column-width="0.563cm"/>
    </style:style>
    <style:style style:name="Taula15.C" style:family="table-column">
      <style:table-column-properties style:column-width="0.559cm"/>
    </style:style>
    <style:style style:name="Taula15.E" style:family="table-column">
      <style:table-column-properties style:column-width="0.556cm"/>
    </style:style>
    <style:style style:name="Taula15.1" style:family="table-row">
      <style:table-row-properties fo:keep-together="auto"/>
    </style:style>
    <style:style style:name="Taula15.A1" style:family="table-cell">
      <style:table-cell-properties fo:background-color="#ff0000" fo:padding-left="0.191cm" fo:padding-right="0.191cm" fo:padding-top="0cm" fo:padding-bottom="0cm" fo:border="0.5pt solid #00000a">
        <style:background-image/>
      </style:table-cell-properties>
    </style:style>
    <style:style style:name="Taula15.E1" style:family="table-cell">
      <style:table-cell-properties fo:background-color="#ffcc99" fo:padding-left="0.191cm" fo:padding-right="0.191cm" fo:padding-top="0cm" fo:padding-bottom="0cm" fo:border="0.5pt solid #00000a">
        <style:background-image/>
      </style:table-cell-properties>
    </style:style>
    <style:style style:name="Taula16" style:family="table">
      <style:table-properties style:width="4.471cm" fo:margin-left="0.009cm" fo:margin-top="0cm" fo:margin-bottom="0cm" table:align="left" style:writing-mode="page"/>
    </style:style>
    <style:style style:name="Taula16.A" style:family="table-column">
      <style:table-column-properties style:column-width="0.557cm"/>
    </style:style>
    <style:style style:name="Taula16.B" style:family="table-column">
      <style:table-column-properties style:column-width="0.563cm"/>
    </style:style>
    <style:style style:name="Taula16.C" style:family="table-column">
      <style:table-column-properties style:column-width="0.559cm"/>
    </style:style>
    <style:style style:name="Taula16.E" style:family="table-column">
      <style:table-column-properties style:column-width="0.556cm"/>
    </style:style>
    <style:style style:name="Taula16.1" style:family="table-row">
      <style:table-row-properties fo:keep-together="auto"/>
    </style:style>
    <style:style style:name="Taula16.A1" style:family="table-cell">
      <style:table-cell-properties fo:background-color="#ff0000" fo:padding-left="0.191cm" fo:padding-right="0.191cm" fo:padding-top="0cm" fo:padding-bottom="0cm" fo:border="0.5pt solid #00000a">
        <style:background-image/>
      </style:table-cell-properties>
    </style:style>
    <style:style style:name="Taula16.E1" style:family="table-cell">
      <style:table-cell-properties fo:background-color="#ffcc99" fo:padding-left="0.191cm" fo:padding-right="0.191cm" fo:padding-top="0cm" fo:padding-bottom="0cm" fo:border="0.5pt solid #00000a">
        <style:background-image/>
      </style:table-cell-properties>
    </style:style>
    <style:style style:name="Taula17" style:family="table">
      <style:table-properties style:width="4.471cm" fo:margin-left="0.009cm" fo:margin-top="0cm" fo:margin-bottom="0cm" table:align="left" style:writing-mode="page"/>
    </style:style>
    <style:style style:name="Taula17.A" style:family="table-column">
      <style:table-column-properties style:column-width="0.557cm"/>
    </style:style>
    <style:style style:name="Taula17.B" style:family="table-column">
      <style:table-column-properties style:column-width="0.563cm"/>
    </style:style>
    <style:style style:name="Taula17.C" style:family="table-column">
      <style:table-column-properties style:column-width="0.559cm"/>
    </style:style>
    <style:style style:name="Taula17.E" style:family="table-column">
      <style:table-column-properties style:column-width="0.556cm"/>
    </style:style>
    <style:style style:name="Taula17.1" style:family="table-row">
      <style:table-row-properties fo:keep-together="auto"/>
    </style:style>
    <style:style style:name="Taula17.A1" style:family="table-cell">
      <style:table-cell-properties fo:background-color="#ff0000" fo:padding-left="0.191cm" fo:padding-right="0.191cm" fo:padding-top="0cm" fo:padding-bottom="0cm" fo:border="0.5pt solid #00000a">
        <style:background-image/>
      </style:table-cell-properties>
    </style:style>
    <style:style style:name="Taula17.E1" style:family="table-cell">
      <style:table-cell-properties fo:background-color="#ffcc99" fo:padding-left="0.191cm" fo:padding-right="0.191cm" fo:padding-top="0cm" fo:padding-bottom="0cm" fo:border="0.5pt solid #00000a">
        <style:background-image/>
      </style:table-cell-properties>
    </style:style>
    <style:style style:name="Taula18" style:family="table">
      <style:table-properties style:width="4.471cm" fo:margin-left="0.009cm" fo:margin-top="0cm" fo:margin-bottom="0cm" table:align="left" style:writing-mode="page"/>
    </style:style>
    <style:style style:name="Taula18.A" style:family="table-column">
      <style:table-column-properties style:column-width="0.557cm"/>
    </style:style>
    <style:style style:name="Taula18.B" style:family="table-column">
      <style:table-column-properties style:column-width="0.563cm"/>
    </style:style>
    <style:style style:name="Taula18.C" style:family="table-column">
      <style:table-column-properties style:column-width="0.559cm"/>
    </style:style>
    <style:style style:name="Taula18.E" style:family="table-column">
      <style:table-column-properties style:column-width="0.556cm"/>
    </style:style>
    <style:style style:name="Taula18.1" style:family="table-row">
      <style:table-row-properties fo:keep-together="auto"/>
    </style:style>
    <style:style style:name="Taula18.A1" style:family="table-cell">
      <style:table-cell-properties fo:background-color="#ff0000" fo:padding-left="0.191cm" fo:padding-right="0.191cm" fo:padding-top="0cm" fo:padding-bottom="0cm" fo:border="0.5pt solid #00000a">
        <style:background-image/>
      </style:table-cell-properties>
    </style:style>
    <style:style style:name="Taula18.E1" style:family="table-cell">
      <style:table-cell-properties fo:background-color="#ffcc99" fo:padding-left="0.191cm" fo:padding-right="0.191cm" fo:padding-top="0cm" fo:padding-bottom="0cm" fo:border="0.5pt solid #00000a">
        <style:background-image/>
      </style:table-cell-properties>
    </style:style>
    <style:style style:name="Taula19" style:family="table">
      <style:table-properties style:width="4.471cm" fo:margin-left="0.009cm" fo:margin-top="0cm" fo:margin-bottom="0cm" table:align="left" style:writing-mode="page"/>
    </style:style>
    <style:style style:name="Taula19.A" style:family="table-column">
      <style:table-column-properties style:column-width="0.557cm"/>
    </style:style>
    <style:style style:name="Taula19.B" style:family="table-column">
      <style:table-column-properties style:column-width="0.563cm"/>
    </style:style>
    <style:style style:name="Taula19.C" style:family="table-column">
      <style:table-column-properties style:column-width="0.559cm"/>
    </style:style>
    <style:style style:name="Taula19.E" style:family="table-column">
      <style:table-column-properties style:column-width="0.556cm"/>
    </style:style>
    <style:style style:name="Taula19.1" style:family="table-row">
      <style:table-row-properties fo:keep-together="auto"/>
    </style:style>
    <style:style style:name="Taula19.A1" style:family="table-cell">
      <style:table-cell-properties fo:background-color="#ff0000" fo:padding-left="0.191cm" fo:padding-right="0.191cm" fo:padding-top="0cm" fo:padding-bottom="0cm" fo:border="0.5pt solid #00000a">
        <style:background-image/>
      </style:table-cell-properties>
    </style:style>
    <style:style style:name="Taula19.E1" style:family="table-cell">
      <style:table-cell-properties fo:background-color="#ffcc99" fo:padding-left="0.191cm" fo:padding-right="0.191cm" fo:padding-top="0cm" fo:padding-bottom="0cm" fo:border="0.5pt solid #00000a">
        <style:background-image/>
      </style:table-cell-properties>
    </style:style>
    <style:style style:name="Taula2" style:family="table">
      <style:table-properties style:width="2.605cm" fo:margin-left="0.009cm" fo:margin-top="0cm" fo:margin-bottom="0cm" table:align="left" style:writing-mode="page"/>
    </style:style>
    <style:style style:name="Taula2.A" style:family="table-column">
      <style:table-column-properties style:column-width="0.635cm"/>
    </style:style>
    <style:style style:name="Taula2.B" style:family="table-column">
      <style:table-column-properties style:column-width="0.658cm"/>
    </style:style>
    <style:style style:name="Taula2.C" style:family="table-column">
      <style:table-column-properties style:column-width="0.654cm"/>
    </style:style>
    <style:style style:name="Taula2.1" style:family="table-row">
      <style:table-row-properties fo:keep-together="auto"/>
    </style:style>
    <style:style style:name="Taula2.A1" style:family="table-cell">
      <style:table-cell-properties fo:background-color="#ccffff" fo:padding-left="0.191cm" fo:padding-right="0.191cm" fo:padding-top="0cm" fo:padding-bottom="0cm" fo:border="0.5pt solid #00000a">
        <style:background-image/>
      </style:table-cell-properties>
    </style:style>
    <style:style style:name="Taula2.B1" style:family="table-cell">
      <style:table-cell-properties fo:background-color="#00ff00" fo:padding-left="0.191cm" fo:padding-right="0.191cm" fo:padding-top="0cm" fo:padding-bottom="0cm" fo:border="0.5pt solid #00000a">
        <style:background-image/>
      </style:table-cell-properties>
    </style:style>
    <style:style style:name="Taula3" style:family="table">
      <style:table-properties style:width="4.456cm" fo:margin-left="0.009cm" fo:margin-top="0cm" fo:margin-bottom="0cm" table:align="left" style:writing-mode="page"/>
    </style:style>
    <style:style style:name="Taula3.A" style:family="table-column">
      <style:table-column-properties style:column-width="0.556cm"/>
    </style:style>
    <style:style style:name="Taula3.B" style:family="table-column">
      <style:table-column-properties style:column-width="0.557cm"/>
    </style:style>
    <style:style style:name="Taula3.1" style:family="table-row">
      <style:table-row-properties fo:keep-together="auto"/>
    </style:style>
    <style:style style:name="Taula3.A1" style:family="table-cell">
      <style:table-cell-properties fo:background-color="#ff0000" fo:padding-left="0.191cm" fo:padding-right="0.191cm" fo:padding-top="0cm" fo:padding-bottom="0cm" fo:border="0.5pt solid #00000a">
        <style:background-image/>
      </style:table-cell-properties>
    </style:style>
    <style:style style:name="Taula3.B1" style:family="table-cell">
      <style:table-cell-properties fo:background-color="#ffcc99" fo:padding-left="0.191cm" fo:padding-right="0.191cm" fo:padding-top="0cm" fo:padding-bottom="0cm" fo:border="0.5pt solid #00000a">
        <style:background-image/>
      </style:table-cell-properties>
    </style:style>
    <style:style style:name="Taula4" style:family="table">
      <style:table-properties style:width="4.461cm" fo:margin-left="0.009cm" fo:margin-top="0cm" fo:margin-bottom="0cm" table:align="left" style:writing-mode="page"/>
    </style:style>
    <style:style style:name="Taula4.A" style:family="table-column">
      <style:table-column-properties style:column-width="0.559cm"/>
    </style:style>
    <style:style style:name="Taula4.C" style:family="table-column">
      <style:table-column-properties style:column-width="0.554cm"/>
    </style:style>
    <style:style style:name="Taula4.E" style:family="table-column">
      <style:table-column-properties style:column-width="0.556cm"/>
    </style:style>
    <style:style style:name="Taula4.1" style:family="table-row">
      <style:table-row-properties fo:keep-together="auto"/>
    </style:style>
    <style:style style:name="Taula4.A1" style:family="table-cell">
      <style:table-cell-properties fo:background-color="#ff0000" fo:padding-left="0.191cm" fo:padding-right="0.191cm" fo:padding-top="0cm" fo:padding-bottom="0cm" fo:border="0.5pt solid #00000a">
        <style:background-image/>
      </style:table-cell-properties>
    </style:style>
    <style:style style:name="Taula4.B1" style:family="table-cell">
      <style:table-cell-properties fo:background-color="#ffcc99" fo:padding-left="0.191cm" fo:padding-right="0.191cm" fo:padding-top="0cm" fo:padding-bottom="0cm" fo:border="0.5pt solid #00000a">
        <style:background-image/>
      </style:table-cell-properties>
    </style:style>
    <style:style style:name="Taula5" style:family="table">
      <style:table-properties style:width="4.461cm" fo:margin-left="0.009cm" fo:margin-top="0cm" fo:margin-bottom="0cm" table:align="left" style:writing-mode="page"/>
    </style:style>
    <style:style style:name="Taula5.A" style:family="table-column">
      <style:table-column-properties style:column-width="0.559cm"/>
    </style:style>
    <style:style style:name="Taula5.C" style:family="table-column">
      <style:table-column-properties style:column-width="0.554cm"/>
    </style:style>
    <style:style style:name="Taula5.E" style:family="table-column">
      <style:table-column-properties style:column-width="0.556cm"/>
    </style:style>
    <style:style style:name="Taula5.1" style:family="table-row">
      <style:table-row-properties fo:keep-together="auto"/>
    </style:style>
    <style:style style:name="Taula5.A1" style:family="table-cell">
      <style:table-cell-properties fo:background-color="#ff0000" fo:padding-left="0.191cm" fo:padding-right="0.191cm" fo:padding-top="0cm" fo:padding-bottom="0cm" fo:border="0.5pt solid #00000a">
        <style:background-image/>
      </style:table-cell-properties>
    </style:style>
    <style:style style:name="Taula5.B1" style:family="table-cell">
      <style:table-cell-properties fo:background-color="#ffcc99" fo:padding-left="0.191cm" fo:padding-right="0.191cm" fo:padding-top="0cm" fo:padding-bottom="0cm" fo:border="0.5pt solid #00000a">
        <style:background-image/>
      </style:table-cell-properties>
    </style:style>
    <style:style style:name="Taula6" style:family="table">
      <style:table-properties style:width="2.54cm" fo:margin-left="0.009cm" fo:margin-top="0cm" fo:margin-bottom="0cm" table:align="left" style:writing-mode="page"/>
    </style:style>
    <style:style style:name="Taula6.A" style:family="table-column">
      <style:table-column-properties style:column-width="0.635cm"/>
    </style:style>
    <style:style style:name="Taula6.1" style:family="table-row">
      <style:table-row-properties fo:keep-together="auto"/>
    </style:style>
    <style:style style:name="Taula6.A1" style:family="table-cell">
      <style:table-cell-properties fo:background-color="#ccffff" fo:padding-left="0.191cm" fo:padding-right="0.191cm" fo:padding-top="0cm" fo:padding-bottom="0cm" fo:border="0.5pt solid #00000a">
        <style:background-image/>
      </style:table-cell-properties>
    </style:style>
    <style:style style:name="Taula6.C1" style:family="table-cell">
      <style:table-cell-properties fo:background-color="#00ff00" fo:padding-left="0.191cm" fo:padding-right="0.191cm" fo:padding-top="0cm" fo:padding-bottom="0cm" fo:border="0.5pt solid #00000a">
        <style:background-image/>
      </style:table-cell-properties>
    </style:style>
    <style:style style:name="Taula7" style:family="table">
      <style:table-properties style:width="4.464cm" fo:margin-left="0.009cm" fo:margin-top="0cm" fo:margin-bottom="0cm" table:align="left" style:writing-mode="page"/>
    </style:style>
    <style:style style:name="Taula7.A" style:family="table-column">
      <style:table-column-properties style:column-width="0.559cm"/>
    </style:style>
    <style:style style:name="Taula7.B" style:family="table-column">
      <style:table-column-properties style:column-width="0.563cm"/>
    </style:style>
    <style:style style:name="Taula7.C" style:family="table-column">
      <style:table-column-properties style:column-width="0.556cm"/>
    </style:style>
    <style:style style:name="Taula7.E" style:family="table-column">
      <style:table-column-properties style:column-width="0.554cm"/>
    </style:style>
    <style:style style:name="Taula7.1" style:family="table-row">
      <style:table-row-properties fo:keep-together="auto"/>
    </style:style>
    <style:style style:name="Taula7.A1" style:family="table-cell">
      <style:table-cell-properties fo:background-color="#ff0000" fo:padding-left="0.191cm" fo:padding-right="0.191cm" fo:padding-top="0cm" fo:padding-bottom="0cm" fo:border="0.5pt solid #00000a">
        <style:background-image/>
      </style:table-cell-properties>
    </style:style>
    <style:style style:name="Taula7.C1" style:family="table-cell">
      <style:table-cell-properties fo:background-color="#ffcc99" fo:padding-left="0.191cm" fo:padding-right="0.191cm" fo:padding-top="0cm" fo:padding-bottom="0cm" fo:border="0.5pt solid #00000a">
        <style:background-image/>
      </style:table-cell-properties>
    </style:style>
    <style:style style:name="Taula8" style:family="table">
      <style:table-properties style:width="4.464cm" fo:margin-left="0.009cm" fo:margin-top="0cm" fo:margin-bottom="0cm" table:align="left" style:writing-mode="page"/>
    </style:style>
    <style:style style:name="Taula8.A" style:family="table-column">
      <style:table-column-properties style:column-width="0.559cm"/>
    </style:style>
    <style:style style:name="Taula8.B" style:family="table-column">
      <style:table-column-properties style:column-width="0.563cm"/>
    </style:style>
    <style:style style:name="Taula8.C" style:family="table-column">
      <style:table-column-properties style:column-width="0.556cm"/>
    </style:style>
    <style:style style:name="Taula8.E" style:family="table-column">
      <style:table-column-properties style:column-width="0.554cm"/>
    </style:style>
    <style:style style:name="Taula8.1" style:family="table-row">
      <style:table-row-properties fo:keep-together="auto"/>
    </style:style>
    <style:style style:name="Taula8.A1" style:family="table-cell">
      <style:table-cell-properties fo:background-color="#ff0000" fo:padding-left="0.191cm" fo:padding-right="0.191cm" fo:padding-top="0cm" fo:padding-bottom="0cm" fo:border="0.5pt solid #00000a">
        <style:background-image/>
      </style:table-cell-properties>
    </style:style>
    <style:style style:name="Taula8.C1" style:family="table-cell">
      <style:table-cell-properties fo:background-color="#ffcc99" fo:padding-left="0.191cm" fo:padding-right="0.191cm" fo:padding-top="0cm" fo:padding-bottom="0cm" fo:border="0.5pt solid #00000a">
        <style:background-image/>
      </style:table-cell-properties>
    </style:style>
    <style:style style:name="Taula9" style:family="table">
      <style:table-properties style:width="4.464cm" fo:margin-left="0.009cm" fo:margin-top="0cm" fo:margin-bottom="0cm" table:align="left" style:writing-mode="page"/>
    </style:style>
    <style:style style:name="Taula9.A" style:family="table-column">
      <style:table-column-properties style:column-width="0.559cm"/>
    </style:style>
    <style:style style:name="Taula9.B" style:family="table-column">
      <style:table-column-properties style:column-width="0.563cm"/>
    </style:style>
    <style:style style:name="Taula9.C" style:family="table-column">
      <style:table-column-properties style:column-width="0.556cm"/>
    </style:style>
    <style:style style:name="Taula9.E" style:family="table-column">
      <style:table-column-properties style:column-width="0.554cm"/>
    </style:style>
    <style:style style:name="Taula9.1" style:family="table-row">
      <style:table-row-properties fo:keep-together="auto"/>
    </style:style>
    <style:style style:name="Taula9.A1" style:family="table-cell">
      <style:table-cell-properties fo:background-color="#ff0000" fo:padding-left="0.191cm" fo:padding-right="0.191cm" fo:padding-top="0cm" fo:padding-bottom="0cm" fo:border="0.5pt solid #00000a">
        <style:background-image/>
      </style:table-cell-properties>
    </style:style>
    <style:style style:name="Taula9.C1" style:family="table-cell">
      <style:table-cell-properties fo:background-color="#ffcc99" fo:padding-left="0.191cm" fo:padding-right="0.191cm" fo:padding-top="0cm" fo:padding-bottom="0cm" fo:border="0.5pt solid #00000a">
        <style:background-image/>
      </style:table-cell-properties>
    </style:style>
    <style:style style:name="Taula10" style:family="table">
      <style:table-properties style:width="2.54cm" fo:margin-left="0.009cm" fo:margin-top="0cm" fo:margin-bottom="0cm" table:align="left" style:writing-mode="page"/>
    </style:style>
    <style:style style:name="Taula10.A" style:family="table-column">
      <style:table-column-properties style:column-width="0.635cm"/>
    </style:style>
    <style:style style:name="Taula10.1" style:family="table-row">
      <style:table-row-properties fo:keep-together="auto"/>
    </style:style>
    <style:style style:name="Taula10.A1" style:family="table-cell">
      <style:table-cell-properties fo:background-color="#ccffff" fo:padding-left="0.191cm" fo:padding-right="0.191cm" fo:padding-top="0cm" fo:padding-bottom="0cm" fo:border="0.5pt solid #00000a">
        <style:background-image/>
      </style:table-cell-properties>
    </style:style>
    <style:style style:name="Taula10.D1" style:family="table-cell">
      <style:table-cell-properties fo:background-color="#00ff00" fo:padding-left="0.191cm" fo:padding-right="0.191cm" fo:padding-top="0cm" fo:padding-bottom="0cm" fo:border="0.5pt solid #00000a">
        <style:background-image/>
      </style:table-cell-properties>
    </style:style>
    <style:style style:name="Taula11" style:family="table">
      <style:table-properties style:width="4.468cm" fo:margin-left="0.009cm" fo:margin-top="0cm" fo:margin-bottom="0cm" table:align="left" style:writing-mode="page"/>
    </style:style>
    <style:style style:name="Taula11.A" style:family="table-column">
      <style:table-column-properties style:column-width="0.559cm"/>
    </style:style>
    <style:style style:name="Taula11.B" style:family="table-column">
      <style:table-column-properties style:column-width="0.563cm"/>
    </style:style>
    <style:style style:name="Taula11.E" style:family="table-column">
      <style:table-column-properties style:column-width="0.556cm"/>
    </style:style>
    <style:style style:name="Taula11.G" style:family="table-column">
      <style:table-column-properties style:column-width="0.554cm"/>
    </style:style>
    <style:style style:name="Taula11.1" style:family="table-row">
      <style:table-row-properties fo:keep-together="auto"/>
    </style:style>
    <style:style style:name="Taula11.A1" style:family="table-cell">
      <style:table-cell-properties fo:background-color="#ff0000" fo:padding-left="0.191cm" fo:padding-right="0.191cm" fo:padding-top="0cm" fo:padding-bottom="0cm" fo:border="0.5pt solid #00000a">
        <style:background-image/>
      </style:table-cell-properties>
    </style:style>
    <style:style style:name="Taula11.D1" style:family="table-cell">
      <style:table-cell-properties fo:background-color="#ffcc99" fo:padding-left="0.191cm" fo:padding-right="0.191cm" fo:padding-top="0cm" fo:padding-bottom="0cm" fo:border="0.5pt solid #00000a">
        <style:background-image/>
      </style:table-cell-properties>
    </style:style>
    <style:style style:name="Taula12" style:family="table">
      <style:table-properties style:width="4.468cm" fo:margin-left="0.009cm" fo:margin-top="0cm" fo:margin-bottom="0cm" table:align="left" style:writing-mode="page"/>
    </style:style>
    <style:style style:name="Taula12.A" style:family="table-column">
      <style:table-column-properties style:column-width="0.559cm"/>
    </style:style>
    <style:style style:name="Taula12.B" style:family="table-column">
      <style:table-column-properties style:column-width="0.563cm"/>
    </style:style>
    <style:style style:name="Taula12.E" style:family="table-column">
      <style:table-column-properties style:column-width="0.556cm"/>
    </style:style>
    <style:style style:name="Taula12.G" style:family="table-column">
      <style:table-column-properties style:column-width="0.554cm"/>
    </style:style>
    <style:style style:name="Taula12.1" style:family="table-row">
      <style:table-row-properties fo:keep-together="auto"/>
    </style:style>
    <style:style style:name="Taula12.A1" style:family="table-cell">
      <style:table-cell-properties fo:background-color="#ff0000" fo:padding-left="0.191cm" fo:padding-right="0.191cm" fo:padding-top="0cm" fo:padding-bottom="0cm" fo:border="0.5pt solid #00000a">
        <style:background-image/>
      </style:table-cell-properties>
    </style:style>
    <style:style style:name="Taula12.D1" style:family="table-cell">
      <style:table-cell-properties fo:background-color="#ffcc99" fo:padding-left="0.191cm" fo:padding-right="0.191cm" fo:padding-top="0cm" fo:padding-bottom="0cm" fo:border="0.5pt solid #00000a">
        <style:background-image/>
      </style:table-cell-properties>
    </style:style>
    <style:style style:name="Taula13" style:family="table">
      <style:table-properties style:width="4.468cm" fo:margin-left="0.009cm" fo:margin-top="0cm" fo:margin-bottom="0cm" table:align="left" style:writing-mode="page"/>
    </style:style>
    <style:style style:name="Taula13.A" style:family="table-column">
      <style:table-column-properties style:column-width="0.559cm"/>
    </style:style>
    <style:style style:name="Taula13.B" style:family="table-column">
      <style:table-column-properties style:column-width="0.563cm"/>
    </style:style>
    <style:style style:name="Taula13.E" style:family="table-column">
      <style:table-column-properties style:column-width="0.556cm"/>
    </style:style>
    <style:style style:name="Taula13.G" style:family="table-column">
      <style:table-column-properties style:column-width="0.554cm"/>
    </style:style>
    <style:style style:name="Taula13.1" style:family="table-row">
      <style:table-row-properties fo:keep-together="auto"/>
    </style:style>
    <style:style style:name="Taula13.A1" style:family="table-cell">
      <style:table-cell-properties fo:background-color="#ff0000" fo:padding-left="0.191cm" fo:padding-right="0.191cm" fo:padding-top="0cm" fo:padding-bottom="0cm" fo:border="0.5pt solid #00000a">
        <style:background-image/>
      </style:table-cell-properties>
    </style:style>
    <style:style style:name="Taula13.D1" style:family="table-cell">
      <style:table-cell-properties fo:background-color="#ffcc99" fo:padding-left="0.191cm" fo:padding-right="0.191cm" fo:padding-top="0cm" fo:padding-bottom="0cm" fo:border="0.5pt solid #00000a">
        <style:background-image/>
      </style:table-cell-properties>
    </style:style>
    <style:style style:name="Taula14" style:family="table">
      <style:table-properties style:width="4.471cm" fo:margin-left="0.009cm" fo:margin-top="0cm" fo:margin-bottom="0cm" table:align="left" style:writing-mode="page"/>
    </style:style>
    <style:style style:name="Taula14.A" style:family="table-column">
      <style:table-column-properties style:column-width="0.557cm"/>
    </style:style>
    <style:style style:name="Taula14.B" style:family="table-column">
      <style:table-column-properties style:column-width="0.563cm"/>
    </style:style>
    <style:style style:name="Taula14.C" style:family="table-column">
      <style:table-column-properties style:column-width="0.559cm"/>
    </style:style>
    <style:style style:name="Taula14.E" style:family="table-column">
      <style:table-column-properties style:column-width="0.556cm"/>
    </style:style>
    <style:style style:name="Taula14.1" style:family="table-row">
      <style:table-row-properties fo:keep-together="auto"/>
    </style:style>
    <style:style style:name="Taula14.A1" style:family="table-cell">
      <style:table-cell-properties fo:background-color="#ff0000" fo:padding-left="0.191cm" fo:padding-right="0.191cm" fo:padding-top="0cm" fo:padding-bottom="0cm" fo:border="0.5pt solid #00000a">
        <style:background-image/>
      </style:table-cell-properties>
    </style:style>
    <style:style style:name="Taula14.E1" style:family="table-cell">
      <style:table-cell-properties fo:background-color="#ffcc99" fo:padding-left="0.191cm" fo:padding-right="0.191cm" fo:padding-top="0cm" fo:padding-bottom="0cm" fo:border="0.5pt solid #00000a">
        <style:background-image/>
      </style:table-cell-properties>
    </style:style>
    <style:style style:name="Taula15" style:family="table">
      <style:table-properties style:width="4.471cm" fo:margin-left="0.009cm" fo:margin-top="0cm" fo:margin-bottom="0cm" table:align="left" style:writing-mode="page"/>
    </style:style>
    <style:style style:name="Taula15.A" style:family="table-column">
      <style:table-column-properties style:column-width="0.557cm"/>
    </style:style>
    <style:style style:name="Taula15.B" style:family="table-column">
      <style:table-column-properties style:column-width="0.563cm"/>
    </style:style>
    <style:style style:name="Taula15.C" style:family="table-column">
      <style:table-column-properties style:column-width="0.559cm"/>
    </style:style>
    <style:style style:name="Taula15.E" style:family="table-column">
      <style:table-column-properties style:column-width="0.556cm"/>
    </style:style>
    <style:style style:name="Taula15.1" style:family="table-row">
      <style:table-row-properties fo:keep-together="auto"/>
    </style:style>
    <style:style style:name="Taula15.A1" style:family="table-cell">
      <style:table-cell-properties fo:background-color="#ff0000" fo:padding-left="0.191cm" fo:padding-right="0.191cm" fo:padding-top="0cm" fo:padding-bottom="0cm" fo:border="0.5pt solid #00000a">
        <style:background-image/>
      </style:table-cell-properties>
    </style:style>
    <style:style style:name="Taula15.E1" style:family="table-cell">
      <style:table-cell-properties fo:background-color="#ffcc99" fo:padding-left="0.191cm" fo:padding-right="0.191cm" fo:padding-top="0cm" fo:padding-bottom="0cm" fo:border="0.5pt solid #00000a">
        <style:background-image/>
      </style:table-cell-properties>
    </style:style>
    <style:style style:name="Taula16" style:family="table">
      <style:table-properties style:width="4.471cm" fo:margin-left="0.009cm" fo:margin-top="0cm" fo:margin-bottom="0cm" table:align="left" style:writing-mode="page"/>
    </style:style>
    <style:style style:name="Taula16.A" style:family="table-column">
      <style:table-column-properties style:column-width="0.557cm"/>
    </style:style>
    <style:style style:name="Taula16.B" style:family="table-column">
      <style:table-column-properties style:column-width="0.563cm"/>
    </style:style>
    <style:style style:name="Taula16.C" style:family="table-column">
      <style:table-column-properties style:column-width="0.559cm"/>
    </style:style>
    <style:style style:name="Taula16.E" style:family="table-column">
      <style:table-column-properties style:column-width="0.556cm"/>
    </style:style>
    <style:style style:name="Taula16.1" style:family="table-row">
      <style:table-row-properties fo:keep-together="auto"/>
    </style:style>
    <style:style style:name="Taula16.A1" style:family="table-cell">
      <style:table-cell-properties fo:background-color="#ff0000" fo:padding-left="0.191cm" fo:padding-right="0.191cm" fo:padding-top="0cm" fo:padding-bottom="0cm" fo:border="0.5pt solid #00000a">
        <style:background-image/>
      </style:table-cell-properties>
    </style:style>
    <style:style style:name="Taula16.E1" style:family="table-cell">
      <style:table-cell-properties fo:background-color="#ffcc99" fo:padding-left="0.191cm" fo:padding-right="0.191cm" fo:padding-top="0cm" fo:padding-bottom="0cm" fo:border="0.5pt solid #00000a">
        <style:background-image/>
      </style:table-cell-properties>
    </style:style>
    <style:style style:name="Taula17" style:family="table">
      <style:table-properties style:width="4.471cm" fo:margin-left="0.009cm" fo:margin-top="0cm" fo:margin-bottom="0cm" table:align="left" style:writing-mode="page"/>
    </style:style>
    <style:style style:name="Taula17.A" style:family="table-column">
      <style:table-column-properties style:column-width="0.557cm"/>
    </style:style>
    <style:style style:name="Taula17.B" style:family="table-column">
      <style:table-column-properties style:column-width="0.563cm"/>
    </style:style>
    <style:style style:name="Taula17.C" style:family="table-column">
      <style:table-column-properties style:column-width="0.559cm"/>
    </style:style>
    <style:style style:name="Taula17.E" style:family="table-column">
      <style:table-column-properties style:column-width="0.556cm"/>
    </style:style>
    <style:style style:name="Taula17.1" style:family="table-row">
      <style:table-row-properties fo:keep-together="auto"/>
    </style:style>
    <style:style style:name="Taula17.A1" style:family="table-cell">
      <style:table-cell-properties fo:background-color="#ff0000" fo:padding-left="0.191cm" fo:padding-right="0.191cm" fo:padding-top="0cm" fo:padding-bottom="0cm" fo:border="0.5pt solid #00000a">
        <style:background-image/>
      </style:table-cell-properties>
    </style:style>
    <style:style style:name="Taula17.E1" style:family="table-cell">
      <style:table-cell-properties fo:background-color="#ffcc99" fo:padding-left="0.191cm" fo:padding-right="0.191cm" fo:padding-top="0cm" fo:padding-bottom="0cm" fo:border="0.5pt solid #00000a">
        <style:background-image/>
      </style:table-cell-properties>
    </style:style>
    <style:style style:name="Taula18" style:family="table">
      <style:table-properties style:width="4.471cm" fo:margin-left="0.009cm" fo:margin-top="0cm" fo:margin-bottom="0cm" table:align="left" style:writing-mode="page"/>
    </style:style>
    <style:style style:name="Taula18.A" style:family="table-column">
      <style:table-column-properties style:column-width="0.557cm"/>
    </style:style>
    <style:style style:name="Taula18.B" style:family="table-column">
      <style:table-column-properties style:column-width="0.563cm"/>
    </style:style>
    <style:style style:name="Taula18.C" style:family="table-column">
      <style:table-column-properties style:column-width="0.559cm"/>
    </style:style>
    <style:style style:name="Taula18.E" style:family="table-column">
      <style:table-column-properties style:column-width="0.556cm"/>
    </style:style>
    <style:style style:name="Taula18.1" style:family="table-row">
      <style:table-row-properties fo:keep-together="auto"/>
    </style:style>
    <style:style style:name="Taula18.A1" style:family="table-cell">
      <style:table-cell-properties fo:background-color="#ff0000" fo:padding-left="0.191cm" fo:padding-right="0.191cm" fo:padding-top="0cm" fo:padding-bottom="0cm" fo:border="0.5pt solid #00000a">
        <style:background-image/>
      </style:table-cell-properties>
    </style:style>
    <style:style style:name="Taula18.E1" style:family="table-cell">
      <style:table-cell-properties fo:background-color="#ffcc99" fo:padding-left="0.191cm" fo:padding-right="0.191cm" fo:padding-top="0cm" fo:padding-bottom="0cm" fo:border="0.5pt solid #00000a">
        <style:background-image/>
      </style:table-cell-properties>
    </style:style>
    <style:style style:name="Taula19" style:family="table">
      <style:table-properties style:width="4.471cm" fo:margin-left="0.009cm" fo:margin-top="0cm" fo:margin-bottom="0cm" table:align="left" style:writing-mode="page"/>
    </style:style>
    <style:style style:name="Taula19.A" style:family="table-column">
      <style:table-column-properties style:column-width="0.557cm"/>
    </style:style>
    <style:style style:name="Taula19.B" style:family="table-column">
      <style:table-column-properties style:column-width="0.563cm"/>
    </style:style>
    <style:style style:name="Taula19.C" style:family="table-column">
      <style:table-column-properties style:column-width="0.559cm"/>
    </style:style>
    <style:style style:name="Taula19.E" style:family="table-column">
      <style:table-column-properties style:column-width="0.556cm"/>
    </style:style>
    <style:style style:name="Taula19.1" style:family="table-row">
      <style:table-row-properties fo:keep-together="auto"/>
    </style:style>
    <style:style style:name="Taula19.A1" style:family="table-cell">
      <style:table-cell-properties fo:background-color="#ff0000" fo:padding-left="0.191cm" fo:padding-right="0.191cm" fo:padding-top="0cm" fo:padding-bottom="0cm" fo:border="0.5pt solid #00000a">
        <style:background-image/>
      </style:table-cell-properties>
    </style:style>
    <style:style style:name="Taula19.E1" style:family="table-cell">
      <style:table-cell-properties fo:background-color="#ffcc99" fo:padding-left="0.191cm" fo:padding-right="0.191cm" fo:padding-top="0cm" fo:padding-bottom="0cm" fo:border="0.5pt solid #00000a">
        <style:background-image/>
      </style:table-cell-properties>
    </style:style>
    <style:style style:name="Taula22" style:family="table">
      <style:table-properties style:width="15.998cm" table:align="margins" style:writing-mode="lr-tb"/>
    </style:style>
    <style:style style:name="Taula22.A" style:family="table-column">
      <style:table-column-properties style:column-width="3.2cm" style:rel-column-width="13107*"/>
    </style:style>
    <style:style style:name="Taula22.A1" style:family="table-cell">
      <style:table-cell-properties fo:background-color="#808080" fo:padding="0.049cm" fo:border-left="0.05pt solid #000000" fo:border-right="none" fo:border-top="0.05pt solid #000000" fo:border-bottom="0.05pt solid #000000" style:writing-mode="page">
        <style:background-image/>
      </style:table-cell-properties>
    </style:style>
    <style:style style:name="Taula22.E1" style:family="table-cell">
      <style:table-cell-properties fo:background-color="#808080" fo:padding="0.049cm" fo:border="0.05pt solid #000000" style:writing-mode="page">
        <style:background-image/>
      </style:table-cell-properties>
    </style:style>
    <style:style style:name="Taula22.2" style:family="table-row">
      <style:table-row-properties style:min-row-height="1.381cm"/>
    </style:style>
    <style:style style:name="Taula2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ula22.B2"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ula22.E2"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margin-top="0cm" fo:margin-bottom="0cm" style: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List_20_Paragraph">
      <style:paragraph-properties fo:margin-left="0.635cm" fo:text-align="justify" style:justify-single-word="false"/>
      <style:text-properties fo:color="#f10d0c" loext:opacity="100%" style:font-name="Arial" officeooo:rsid="0019cfb0" officeooo:paragraph-rsid="0019cfb0" style:font-name-asian="Times New Roman2" style:language-asian="es" style:country-asian="ES" style:font-name-complex="Arial2" style:font-size-complex="12pt"/>
    </style:style>
    <style:style style:name="P4" style:family="paragraph" style:parent-style-name="List_20_Paragraph">
      <style:paragraph-properties fo:margin-left="0.635cm" fo:text-align="justify" style:justify-single-word="false"/>
      <style:text-properties fo:color="#f10d0c" loext:opacity="100%" style:font-name="Arial" officeooo:rsid="001b762e" officeooo:paragraph-rsid="001b762e" style:font-name-asian="Times New Roman2" style:language-asian="es" style:country-asian="ES" style:font-name-complex="Arial2" style:font-size-complex="12pt"/>
    </style:style>
    <style:style style:name="P5" style:family="paragraph" style:parent-style-name="List_20_Paragraph">
      <style:paragraph-properties fo:text-align="justify" style:justify-single-word="false"/>
      <style:text-properties fo:color="#f10d0c" loext:opacity="100%" style:font-name="Arial" officeooo:rsid="001b762e" officeooo:paragraph-rsid="001b762e" style:font-name-asian="Times New Roman2" style:language-asian="es" style:country-asian="ES" style:font-name-complex="Arial2" style:font-size-complex="12pt"/>
    </style:style>
    <style:style style:name="P6" style:family="paragraph" style:parent-style-name="Standard" style:list-style-name="">
      <loext:graphic-properties draw:fill="solid" draw:fill-color="#e6e6e6"/>
      <style:paragraph-properties fo:margin-top="0.501cm" fo:margin-bottom="0.3cm" style:contextual-spacing="false" fo:line-height="100%" fo:text-align="center" style:justify-single-word="false" fo:background-color="#e6e6e6" fo:padding-left="0cm" fo:padding-right="0cm" fo:padding-top="0.035cm" fo:padding-bottom="0.035cm" fo:border-left="none" fo:border-right="none" fo:border-top="0.51pt solid #000001" fo:border-bottom="0.51pt solid #000001"/>
    </style:style>
    <style:style style:name="P7" style:family="paragraph" style:parent-style-name="Standard">
      <style:paragraph-properties fo:text-align="justify" style:justify-single-word="false"/>
    </style:style>
    <style:style style:name="P8" style:family="paragraph" style:parent-style-name="Standard">
      <style:paragraph-properties fo:margin-top="0cm" fo:margin-bottom="0.353cm" style:contextual-spacing="false"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margin-top="0cm" fo:margin-bottom="0cm" style:contextual-spacing="false" fo:text-align="center" style:justify-single-word="false"/>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0cm" fo:margin-bottom="0cm" style:contextual-spacing="false"/>
      <style:text-properties fo:font-size="10pt" fo:font-weight="bold" style:font-size-asian="10pt" style:font-weight-asian="bold" style:font-weight-complex="bold"/>
    </style:style>
    <style:style style:name="P13" style:family="paragraph" style:parent-style-name="Standard">
      <style:paragraph-properties fo:margin-top="0cm" fo:margin-bottom="0cm" style:contextual-spacing="false"/>
      <style:text-properties fo:font-size="10pt" fo:font-weight="bold" officeooo:rsid="001d62ea" officeooo:paragraph-rsid="001d62ea" style:font-size-asian="10pt" style:font-weight-asian="bold" style:font-weight-complex="bold"/>
    </style:style>
    <style:style style:name="P14" style:family="paragraph" style:parent-style-name="Standard">
      <style:paragraph-properties fo:margin-top="0cm" fo:margin-bottom="0cm" style:contextual-spacing="false" fo:text-align="center" style:justify-single-word="false"/>
      <style:text-properties fo:font-size="10pt" fo:font-weight="bold" officeooo:rsid="001b762e" officeooo:paragraph-rsid="001b762e" style:font-size-asian="10pt" style:font-weight-asian="bold" style:font-weight-complex="bold"/>
    </style:style>
    <style:style style:name="P15"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P16"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weight-complex="bold"/>
    </style:style>
    <style:style style:name="P17" style:family="paragraph" style:parent-style-name="Standard">
      <style:paragraph-properties fo:margin-top="0cm" fo:margin-bottom="0cm" style:contextual-spacing="false"/>
      <style:text-properties fo:font-size="10pt" fo:font-weight="bold" fo:background-color="#ff0000" style:font-size-asian="10pt" style:font-weight-asian="bold" style:font-weight-complex="bold"/>
    </style:style>
    <style:style style:name="P18" style:family="paragraph" style:parent-style-name="Standard">
      <style:paragraph-properties fo:margin-top="0cm" fo:margin-bottom="0cm" style:contextual-spacing="false"/>
    </style:style>
    <style:style style:name="P19" style:family="paragraph" style:parent-style-name="Standard">
      <style:paragraph-properties fo:margin-top="0cm" fo:margin-bottom="0cm" style:contextual-spacing="false"/>
      <style:text-properties style:font-name="Times New Roman" fo:font-size="10pt" fo:font-weight="bold" style:font-size-asian="10pt" style:font-weight-asian="bold" style:font-weight-complex="bold"/>
    </style:style>
    <style:style style:name="P20" style:family="paragraph" style:parent-style-name="Standard">
      <style:paragraph-properties fo:margin-top="0cm" fo:margin-bottom="0cm" style:contextual-spacing="false"/>
      <style:text-properties style:font-name="Times New Roman" fo:font-size="10pt" fo:font-weight="bold" fo:background-color="#ff0000" style:font-size-asian="10pt" style:font-weight-asian="bold" style:font-weight-complex="bold"/>
    </style:style>
    <style:style style:name="P21" style:family="paragraph" style:parent-style-name="Standard">
      <style:paragraph-properties fo:margin-top="0cm" fo:margin-bottom="0cm" style:contextual-spacing="false" fo:text-align="center" style:justify-single-word="false"/>
      <style:text-properties style:font-name="Calibri1" fo:font-size="10pt" fo:font-weight="bold" officeooo:rsid="001b762e" officeooo:paragraph-rsid="001b762e" style:font-size-asian="10pt" style:font-weight-asian="bold" style:font-weight-complex="bold"/>
    </style:style>
    <style:style style:name="P22" style:family="paragraph" style:parent-style-name="Standard">
      <style:paragraph-properties fo:text-align="center" style:justify-single-word="false"/>
      <style:text-properties style:font-name="Calibri1" fo:font-size="10pt" fo:font-weight="bold" officeooo:rsid="001d62ea" officeooo:paragraph-rsid="001d62ea" style:font-size-asian="10pt" style:font-weight-asian="bold" style:font-weight-complex="bold"/>
    </style:style>
    <style:style style:name="P23" style:family="paragraph" style:parent-style-name="Standard">
      <style:paragraph-properties fo:margin-top="0cm" fo:margin-bottom="0cm" style:contextual-spacing="false" fo:text-align="center" style:justify-single-word="false"/>
      <style:text-properties style:font-name="Calibri1" fo:font-size="10pt" fo:font-weight="bold" officeooo:rsid="001d62ea" officeooo:paragraph-rsid="001d62ea" style:font-size-asian="10pt" style:font-weight-asian="bold" style:font-weight-complex="bold"/>
    </style:style>
    <style:style style:name="P24" style:family="paragraph" style:parent-style-name="Standard">
      <style:paragraph-properties fo:text-align="center" style:justify-single-word="false"/>
      <style:text-properties style:font-name="Calibri1" fo:font-size="10pt" fo:font-weight="bold" officeooo:rsid="001f32c7" officeooo:paragraph-rsid="001f32c7" style:font-size-asian="10pt" style:font-weight-asian="bold" style:font-weight-complex="bold"/>
    </style:style>
    <style:style style:name="P25" style:family="paragraph" style:parent-style-name="Standard">
      <style:paragraph-properties fo:margin-top="0cm" fo:margin-bottom="0cm" style:contextual-spacing="false" fo:text-align="center" style:justify-single-word="false"/>
      <style:text-properties style:font-name="Calibri1" fo:font-size="10pt" fo:font-weight="bold" style:font-size-asian="10pt" style:font-weight-asian="bold" style:font-weight-complex="bold"/>
    </style:style>
    <style:style style:name="P26" style:family="paragraph" style:parent-style-name="Standard">
      <style:paragraph-properties fo:margin-top="0cm" fo:margin-bottom="0cm" style:contextual-spacing="false" fo:text-align="center" style:justify-single-word="false"/>
      <style:text-properties style:font-name="Calibri1" fo:font-size="10pt" fo:font-weight="bold" officeooo:paragraph-rsid="001b762e" style:font-size-asian="10pt" style:font-weight-asian="bold" style:font-weight-complex="bold"/>
    </style:style>
    <style:style style:name="P27" style:family="paragraph" style:parent-style-name="Standard">
      <style:paragraph-properties fo:text-align="center" style:justify-single-word="false"/>
      <style:text-properties style:font-name="Calibri1" fo:font-size="10pt" fo:font-weight="bold" style:font-size-asian="10pt" style:font-weight-asian="bold" style:font-weight-complex="bold"/>
    </style:style>
    <style:style style:name="P28" style:family="paragraph" style:parent-style-name="Standard">
      <style:paragraph-properties fo:margin-top="0cm" fo:margin-bottom="0cm" style:contextual-spacing="false" fo:text-align="center" style:justify-single-word="false"/>
      <style:text-properties style:font-name="Calibri1" officeooo:rsid="001b762e" officeooo:paragraph-rsid="001b762e"/>
    </style:style>
    <style:style style:name="P29" style:family="paragraph" style:parent-style-name="Standard">
      <style:paragraph-properties fo:margin-top="0cm" fo:margin-bottom="0cm" style:contextual-spacing="false" fo:text-align="center" style:justify-single-word="false"/>
      <style:text-properties style:font-name="Calibri1"/>
    </style:style>
    <style:style style:name="P30" style:family="paragraph" style:parent-style-name="Frame_20_contents">
      <style:paragraph-properties fo:margin-top="0cm" fo:margin-bottom="0cm" style:contextual-spacing="false" fo:text-align="center" style:justify-single-word="false"/>
    </style:style>
    <style:style style:name="P31" style:family="paragraph" style:parent-style-name="Frame_20_contents">
      <style:paragraph-properties fo:text-align="center" style:justify-single-word="false"/>
    </style:style>
    <style:style style:name="P32" style:family="paragraph" style:parent-style-name="Frame_20_contents">
      <style:paragraph-properties fo:margin-top="0cm" fo:margin-bottom="0cm" style:contextual-spacing="false" fo:text-align="center" style:justify-single-word="false"/>
      <style:text-properties style:font-name="Ubuntu" fo:font-size="11pt" fo:font-weight="bold" officeooo:rsid="0023e81f" officeooo:paragraph-rsid="0023e81f" style:font-name-asian="Times New Roman2" style:font-size-asian="11pt" style:language-asian="es" style:country-asian="ES" style:font-weight-asian="bold" style:font-name-complex="Arial2" style:font-size-complex="11pt"/>
    </style:style>
    <style:style style:name="P33" style:family="paragraph" style:parent-style-name="Frame_20_contents">
      <style:paragraph-properties fo:margin-top="0cm" fo:margin-bottom="0cm" style:contextual-spacing="false" fo:text-align="center" style:justify-single-word="false"/>
      <style:text-properties style:font-name="Ubuntu" fo:font-size="11pt" fo:font-weight="bold" officeooo:rsid="00247c50" officeooo:paragraph-rsid="00247c50" style:font-name-asian="Times New Roman2" style:font-size-asian="11pt" style:language-asian="es" style:country-asian="ES" style:font-weight-asian="bold" style:font-name-complex="Arial2" style:font-size-complex="11pt"/>
    </style:style>
    <style:style style:name="P34" style:family="paragraph" style:parent-style-name="Header">
      <style:paragraph-properties fo:margin-top="0cm" fo:margin-bottom="0cm" style:contextual-spacing="false" fo:text-align="center" style:justify-single-word="false"/>
    </style:style>
    <style:style style:name="P35" style:family="paragraph" style:parent-style-name="Header">
      <style:paragraph-properties fo:margin-top="0cm" fo:margin-bottom="0cm" style:contextual-spacing="false"/>
    </style:style>
    <style:style style:name="P36" style:family="paragraph" style:parent-style-name="List_20_Paragraph" style:list-style-name="WWNum4">
      <style:paragraph-properties fo:margin-top="0cm" fo:margin-bottom="0cm" style:contextual-spacing="true" fo:line-height="100%" fo:text-align="justify" style:justify-single-word="false"/>
    </style:style>
    <style:style style:name="P37" style:family="paragraph" style:parent-style-name="List_20_Paragraph">
      <style:paragraph-properties fo:margin-top="0cm" fo:margin-bottom="0cm" style:contextual-spacing="true" fo:line-height="100%" fo:text-align="justify" style:justify-single-word="false"/>
      <style:text-properties fo:color="#666666" loext:opacity="100%" style:font-name="Arial" fo:font-size="16pt" fo:language="ca" fo:country="ES" fo:font-weight="bold" style:letter-kerning="true" style:font-name-asian="Times New Roman2" style:font-size-asian="16pt" style:language-asian="es" style:country-asian="ES" style:font-weight-asian="bold" style:font-name-complex="Arial2" style:font-size-complex="16pt" style:font-weight-complex="bold"/>
    </style:style>
    <style:style style:name="P38" style:family="paragraph" style:parent-style-name="List_20_Paragraph">
      <style:paragraph-properties fo:margin-left="0.635cm"/>
      <style:text-properties fo:font-weight="bold" style:font-weight-asian="bold"/>
    </style:style>
    <style:style style:name="P39" style:family="paragraph" style:parent-style-name="List_20_Paragraph" style:list-style-name="WWNum3" style:master-page-name="Converted2">
      <style:paragraph-properties fo:text-align="justify" style:justify-single-word="false" style:page-number="auto"/>
    </style:style>
    <style:style style:name="P40" style:family="paragraph" style:parent-style-name="List_20_Paragraph" style:list-style-name="WWNum3">
      <style:paragraph-properties fo:text-align="justify" style:justify-single-word="false"/>
    </style:style>
    <style:style style:name="P41" style:family="paragraph" style:parent-style-name="List_20_Paragraph">
      <style:paragraph-properties fo:margin-left="0.635cm" fo:text-align="justify" style:justify-single-word="false"/>
      <style:text-properties style:font-name="Arial" fo:language="ca" fo:country="ES" style:font-name-asian="Times New Roman2" style:language-asian="es" style:country-asian="ES" style:font-name-complex="Arial2" style:font-size-complex="12pt"/>
    </style:style>
    <style:style style:name="P42" style:family="paragraph" style:parent-style-name="Standard_20__28_WW_29_">
      <style:paragraph-properties fo:margin-top="0cm" fo:margin-bottom="0cm" style:contextual-spacing="false"/>
      <style:text-properties fo:font-size="8pt" fo:language="en" fo:country="US" style:font-size-asian="8pt" style:font-size-complex="8pt"/>
    </style:style>
    <style:style style:name="P43" style:family="paragraph" style:parent-style-name="Title" style:list-style-name="WWNum3">
      <style:paragraph-properties fo:text-align="justify" style:justify-single-word="false"/>
    </style:style>
    <style:style style:name="P44" style:family="paragraph" style:parent-style-name="Title">
      <style:paragraph-properties fo:text-align="justify" style:justify-single-word="false" fo:text-indent="0.635cm" style:auto-text-indent="false"/>
    </style:style>
    <style:style style:name="P45" style:family="paragraph" style:parent-style-name="Title">
      <style:paragraph-properties fo:text-align="center" style:justify-single-word="false"/>
      <style:text-properties style:font-name="Ubuntu" fo:font-size="11pt" fo:language="es" fo:country="ES" officeooo:rsid="0023e81f" officeooo:paragraph-rsid="0023e81f" style:font-size-asian="11pt" style:font-size-complex="11pt"/>
    </style:style>
    <style:style style:name="P46" style:family="paragraph" style:parent-style-name="Title">
      <style:paragraph-properties fo:text-align="center" style:justify-single-word="false"/>
      <style:text-properties style:font-name="Ubuntu" fo:font-size="11pt" fo:language="es" fo:country="ES" officeooo:rsid="0023e81f" officeooo:paragraph-rsid="0023e81f" style:font-size-asian="11pt" style:font-size-complex="11pt" style:font-weight-complex="normal"/>
    </style:style>
    <style:style style:name="P47" style:family="paragraph" style:parent-style-name="Title">
      <style:paragraph-properties fo:text-align="center" style:justify-single-word="false"/>
      <style:text-properties style:font-name="Ubuntu" fo:font-size="11pt" fo:language="es" fo:country="ES" officeooo:rsid="00247c50" officeooo:paragraph-rsid="00247c50" style:font-size-asian="11pt" style:font-size-complex="11pt" style:font-weight-complex="normal"/>
    </style:style>
    <style:style style:name="P48" style:family="paragraph" style:parent-style-name="Title">
      <style:paragraph-properties fo:text-align="center" style:justify-single-word="false"/>
      <style:text-properties style:font-name="Ubuntu" fo:font-size="11pt" fo:language="es" fo:country="ES" officeooo:rsid="00247c50" officeooo:paragraph-rsid="00247c50" style:font-size-asian="11pt" style:font-size-complex="11pt"/>
    </style:style>
    <style:style style:name="P49" style:family="paragraph" style:parent-style-name="epigrafe" style:list-style-name="WWNum2">
      <style:paragraph-properties fo:text-align="center" style:justify-single-word="false">
        <style:tab-stops>
          <style:tab-stop style:position="0.635cm"/>
        </style:tab-stops>
      </style:paragraph-properties>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size="8pt" fo:language="en" fo:country="US" style:font-size-asian="8pt" style:font-size-complex="8pt"/>
    </style:style>
    <style:style style:name="T4" style:family="text">
      <style:text-properties fo:font-size="8pt" fo:font-weight="bold" style:font-size-asian="8pt" style:font-weight-asian="bold" style:font-weight-complex="bold"/>
    </style:style>
    <style:style style:name="T5" style:family="text">
      <style:text-properties fo:color="#666666" loext:opacity="100%" style:font-name="Arial" fo:font-size="16pt" fo:language="ca" fo:country="ES" fo:font-weight="bold" style:letter-kerning="true" style:font-name-asian="Times New Roman2" style:font-size-asian="16pt" style:language-asian="es" style:country-asian="ES" style:font-weight-asian="bold" style:font-name-complex="Arial2" style:font-size-complex="16pt" style:font-weight-complex="bold"/>
    </style:style>
    <style:style style:name="T6" style:family="text">
      <style:text-properties style:font-name="Arial" style:font-name-asian="Times New Roman2" style:language-asian="es" style:country-asian="ES" style:font-name-complex="Arial2" style:font-size-complex="12pt"/>
    </style:style>
    <style:style style:name="T7" style:family="text">
      <style:text-properties style:font-name="Arial" fo:language="ca" fo:country="ES" style:font-name-asian="Times New Roman2" style:language-asian="es" style:country-asian="ES" style:font-name-complex="Arial2" style:font-size-complex="16pt"/>
    </style:style>
    <style:style style:name="T8" style:family="text">
      <style:text-properties style:font-name="Arial" fo:language="ca" fo:country="ES" style:font-name-asian="Times New Roman2" style:language-asian="es" style:country-asian="ES" style:font-name-complex="Arial2" style:font-size-complex="12pt"/>
    </style:style>
    <style:style style:name="T9" style:family="text">
      <style:text-properties style:font-name="Arial" fo:font-size="11pt" fo:language="es" fo:country="ES" style:font-size-asian="11pt" style:font-name-complex="Arial2" style:font-size-complex="11pt"/>
    </style:style>
    <style:style style:name="T10" style:family="text">
      <style:text-properties style:font-name="Arial" fo:font-weight="bold" style:font-name-asian="Times New Roman2" style:language-asian="es" style:country-asian="ES" style:font-weight-asian="bold" style:font-name-complex="Arial2"/>
    </style:style>
    <style:style style:name="T11" style:family="text">
      <style:text-properties fo:font-size="11pt" fo:language="es" fo:country="ES" style:font-size-asian="11pt" style:font-weight-complex="normal"/>
    </style:style>
    <style:style style:name="T12" style:family="text">
      <style:text-properties fo:font-size="11pt" fo:language="es" fo:country="ES" style:font-size-asian="11pt" style:font-size-complex="11pt" style:font-weight-complex="normal"/>
    </style:style>
    <style:style style:name="T13" style:family="text">
      <style:text-properties fo:font-size="11pt" fo:language="es" fo:country="ES" fo:font-weight="normal" style:font-size-asian="11pt" style:font-weight-asian="normal" style:font-weight-complex="normal"/>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0pt" fo:font-weight="bold" style:font-size-asian="10pt" style:font-weight-asian="bold" style:font-weight-complex="bold"/>
    </style:style>
    <style:style style:name="T16" style:family="text">
      <style:text-properties fo:font-size="10pt" fo:font-weight="bold" fo:background-color="#ff0000" loext:char-shading-value="0" style:font-size-asian="10pt" style:font-weight-asian="bold" style:font-weight-complex="bold"/>
    </style:style>
    <style:style style:name="T17" style:family="text">
      <style:text-properties style:font-name="Times New Roman" fo:font-size="10pt" fo:font-weight="bold" style:font-size-asian="10pt" style:font-weight-asian="bold" style:font-weight-complex="bold"/>
    </style:style>
    <style:style style:name="T18" style:family="text">
      <style:text-properties style:font-name="Times New Roman" fo:font-size="10pt" fo:font-weight="bold" fo:background-color="#ff0000" loext:char-shading-value="0" style:font-size-asian="10pt" style:font-weight-asian="bold" style:font-weight-complex="bold"/>
    </style:style>
    <style:style style:name="T19" style:family="text">
      <style:text-properties fo:font-weight="bold" style:font-weight-asian="bold"/>
    </style:style>
    <style:style style:name="T20" style:family="text">
      <style:text-properties officeooo:rsid="001b762e"/>
    </style:style>
    <style:style style:name="T21" style:family="text">
      <style:text-properties officeooo:rsid="001f32c7"/>
    </style:style>
    <style:style style:name="T22" style:family="text">
      <style:text-properties officeooo:rsid="00204de6"/>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lin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loext:marker-style-name="T1"><text:span text:style-name="T5">Objetivos generales de la práctica</text:span><text:span text:style-name="T5"/></text:h>
      <text:list text:style-name="WWNum4">
        <text:list-item>
          <text:p text:style-name="P36" loext:marker-style-name="T6"><text:span text:style-name="T6">Comprender que pueden existir tantas clasificaciones como criterios se utilizan para clasificar. </text:span><text:span text:style-name="T6"/></text:p>
        </text:list-item>
        <text:list-item>
          <text:p text:style-name="P36" loext:marker-style-name="T6"><text:span text:style-name="T6">Saber asignar una IP a una <text:s/>clase de red particular, por la identificación del patrón <text:s/>númerico.</text:span><text:span text:style-name="T6"/></text:p>
        </text:list-item>
      </text:list>
      <text:h text:style-name="P6" text:outline-level="1" loext:marker-style-name="T7"><text:span text:style-name="T5">Desarrollo de la práctica</text:span><text:span text:style-name="T5"/></text:h>
      <text:p text:style-name="P37" loext:marker-style-name="T5"/>
      <text:list text:style-name="WWNum3">
        <text:list-item>
          <text:p text:style-name="P43" loext:marker-style-name="T11"><text:span text:style-name="T11">Tipos de clases de redes</text:span><text:span text:style-name="T11"/></text:p>
        </text:list-item>
      </text:list>
      <text:p text:style-name="P7" loext:marker-style-name="T6"><text:span text:style-name="T6">Es una clasificación antigua. Esta clasificación está superada por el hecho de que, en la práctica, la longitud de la máscara es más flexible que la que determina éste criterio de esta clasificación. </text:span><text:span text:style-name="T6"/></text:p>
      <text:p text:style-name="P7" loext:marker-style-name="T6"><text:span text:style-name="T6">La columna 1 “Máscara de red” y la columna 2 “Octeto dedicados a la red (R) y al host (H)” son equivalentes. </text:span><text:span text:style-name="T6"/></text:p>
      <text:p text:style-name="P7" loext:marker-style-name="T6"><text:span text:style-name="T6">El criterio que se aplica en esta clasificación se basa en dos condiciones conjuntas: el primero es el que determina la columna 1 (Máscara de red) y el segundo el indicado en la columna 3 (Bit’s fijos por los que comienza el primer octeto). </text:span><text:span text:style-name="T6"/></text:p>
      <text:p text:style-name="P7" loext:marker-style-name="T6"><text:span text:style-name="T6">Basándote en las dos condiciones de clasificación mencionadas, rellena las celdas de la tabla siguiente (salvo las casillas sombreadas en gris) y obtén la clasificación final de redes.</text:span><text:span text:style-name="T6"/></text:p>
      <table:table table:name="Taula20" table:style-name="Taula20">
        <table:table-column table:style-name="Taula20.A"/>
        <table:table-column table:style-name="Taula20.B"/>
        <table:table-column table:style-name="Taula20.C"/>
        <table:table-column table:style-name="Taula20.D"/>
        <table:table-column table:style-name="Taula20.E"/>
        <table:table-column table:style-name="Taula20.F"/>
        <table:table-column table:style-name="Taula20.G"/>
        <table:table-column table:style-name="Taula20.H"/>
        <table:table-row table:style-name="Taula20.1">
          <table:table-cell table:style-name="Taula20.A1" office:value-type="string">
            <text:p text:style-name="P8" loext:marker-style-name="T4"><text:span text:style-name="T4">Clase de red</text:span><text:span text:style-name="T4"/></text:p>
          </table:table-cell>
          <table:table-cell table:style-name="Taula20.A1" office:value-type="string">
            <text:p text:style-name="P9" loext:marker-style-name="T4"><text:span text:style-name="T4">Máscara de red</text:span><text:span text:style-name="T4"/></text:p>
          </table:table-cell>
          <table:table-cell table:style-name="Taula20.A1" office:value-type="string">
            <text:p text:style-name="P10" loext:marker-style-name="T4"><text:span text:style-name="T4">Octeto dedicados a la </text:span><text:span text:style-name="T4"/></text:p>
            <text:p text:style-name="P10" loext:marker-style-name="T4"><text:span text:style-name="T4">red (R) y al host (H)</text:span><text:span text:style-name="T4"/></text:p>
          </table:table-cell>
          <table:table-cell table:style-name="Taula20.A1" office:value-type="string">
            <text:p text:style-name="P9" loext:marker-style-name="T4"><text:span text:style-name="T4">Bit’s fijos por los que comienza el primer octeto</text:span><text:span text:style-name="T4"/></text:p>
          </table:table-cell>
          <table:table-cell table:style-name="Taula20.A1" office:value-type="string">
            <text:p text:style-name="P9" loext:marker-style-name="T4"><text:span text:style-name="T4">Rango en Binario del primer octeto</text:span><text:span text:style-name="T4"/></text:p>
          </table:table-cell>
          <table:table-cell table:style-name="Taula20.A1" office:value-type="string">
            <text:p text:style-name="P9" loext:marker-style-name="T4"><text:span text:style-name="T4">Rango en decimal del primer octeto</text:span><text:span text:style-name="T4"/></text:p>
          </table:table-cell>
          <table:table-cell table:style-name="Taula20.A1" office:value-type="string">
            <text:p text:style-name="P9" loext:marker-style-name="T4"><text:span text:style-name="T4">Número de redes</text:span><text:span text:style-name="T4"/></text:p>
          </table:table-cell>
          <table:table-cell table:style-name="Taula20.A1" office:value-type="string">
            <text:p text:style-name="P9" loext:marker-style-name="T4"><text:span text:style-name="T4">Número de host</text:span><text:span text:style-name="T4"/></text:p>
          </table:table-cell>
        </table:table-row>
        <table:table-row table:style-name="Taula20.2">
          <table:table-cell table:style-name="Taula20.A1" office:value-type="string">
            <text:p text:style-name="P11" loext:marker-style-name="T14"/>
            <text:p text:style-name="P9" loext:marker-style-name="T14"><text:span text:style-name="T14">A</text:span><text:span text:style-name="T14"/></text:p>
          </table:table-cell>
          <table:table-cell table:style-name="Taula20.A1" office:value-type="string">
            <text:p text:style-name="P12" loext:marker-style-name="T15"/>
            <text:p text:style-name="P18" loext:marker-style-name="T15"><text:span text:style-name="T15">255.0.0.0</text:span><text:span text:style-name="T15"/></text:p>
          </table:table-cell>
          <table:table-cell table:style-name="Taula20.A1" office:value-type="string">
            <text:p text:style-name="P19" loext:marker-style-name="T17"/>
            <table:table table:name="Taula2" table:style-name="Taula2">
              <table:table-column table:style-name="Taula2.A"/>
              <table:table-column table:style-name="Taula2.B"/>
              <table:table-column table:style-name="Taula2.C"/>
              <table:table-column table:style-name="Taula2.B"/>
              <table:table-row table:style-name="Taula2.1">
                <table:table-cell table:style-name="Taula2.A1" office:value-type="string">
                  <text:p text:style-name="P18" loext:marker-style-name="T17"><text:span text:style-name="T17">R</text:span><text:span text:style-name="T17"/></text:p>
                </table:table-cell>
                <table:table-cell table:style-name="Taula2.B1" office:value-type="string">
                  <text:p text:style-name="P18" loext:marker-style-name="T17"><text:span text:style-name="T17">H</text:span><text:span text:style-name="T17"/></text:p>
                </table:table-cell>
                <table:table-cell table:style-name="Taula2.B1" office:value-type="string">
                  <text:p text:style-name="P18" loext:marker-style-name="T17"><text:span text:style-name="T17">H</text:span><text:span text:style-name="T17"/></text:p>
                </table:table-cell>
                <table:table-cell table:style-name="Taula2.B1" office:value-type="string">
                  <text:p text:style-name="P18" loext:marker-style-name="T17"><text:span text:style-name="T17">H</text:span><text:span text:style-name="T17"/></text:p>
                </table:table-cell>
              </table:table-row>
            </table:table>
            <text:p text:style-name="P19" loext:marker-style-name="T17"/>
          </table:table-cell>
          <table:table-cell table:style-name="Taula20.A1" office:value-type="string">
            <text:p text:style-name="P20" loext:marker-style-name="T18"/>
            <table:table table:name="Taula3" table:style-name="Taula3">
              <table:table-column table:style-name="Taula3.A"/>
              <table:table-column table:style-name="Taula3.B" table:number-columns-repeated="3"/>
              <table:table-column table:style-name="Taula3.A"/>
              <table:table-column table:style-name="Taula3.B" table:number-columns-repeated="3"/>
              <table:table-row table:style-name="Taula3.1">
                <table:table-cell table:style-name="Taula3.A1" office:value-type="string">
                  <text:p text:style-name="P18" loext:marker-style-name="T17"><text:span text:style-name="T17">0</text:span><text:span text:style-name="T17"/></text:p>
                </table:table-cell>
                <table:table-cell table:style-name="Taula3.B1" office:value-type="string">
                  <text:p text:style-name="P19" loext:marker-style-name="T17"/>
                </table:table-cell>
                <table:table-cell table:style-name="Taula3.B1" office:value-type="string">
                  <text:p text:style-name="P19" loext:marker-style-name="T17"/>
                </table:table-cell>
                <table:table-cell table:style-name="Taula3.B1" office:value-type="string">
                  <text:p text:style-name="P19" loext:marker-style-name="T17"/>
                </table:table-cell>
                <table:table-cell table:style-name="Taula3.B1" office:value-type="string">
                  <text:p text:style-name="P19" loext:marker-style-name="T17"/>
                </table:table-cell>
                <table:table-cell table:style-name="Taula3.B1" office:value-type="string">
                  <text:p text:style-name="P19" loext:marker-style-name="T17"/>
                </table:table-cell>
                <table:table-cell table:style-name="Taula3.B1" office:value-type="string">
                  <text:p text:style-name="P19" loext:marker-style-name="T17"/>
                </table:table-cell>
                <table:table-cell table:style-name="Taula3.B1" office:value-type="string">
                  <text:p text:style-name="P19" loext:marker-style-name="T17"/>
                </table:table-cell>
              </table:table-row>
            </table:table>
            <text:p text:style-name="P20" loext:marker-style-name="T18"/>
          </table:table-cell>
          <table:table-cell table:style-name="Taula20.A1" office:value-type="string">
            <text:p text:style-name="P12" loext:marker-style-name="T15"/>
            <table:table table:name="Taula4" table:style-name="Taula4">
              <table:table-column table:style-name="Taula4.A" table:number-columns-repeated="2"/>
              <table:table-column table:style-name="Taula4.C"/>
              <table:table-column table:style-name="Taula4.A"/>
              <table:table-column table:style-name="Taula4.E"/>
              <table:table-column table:style-name="Taula4.A"/>
              <table:table-column table:style-name="Taula4.E"/>
              <table:table-column table:style-name="Taula4.A"/>
              <table:table-row table:style-name="Taula4.1">
                <table:table-cell table:style-name="Taula4.A1" office:value-type="string">
                  <text:p text:style-name="P18" loext:marker-style-name="T15"><text:span text:style-name="T15">0</text:span><text:span text:style-name="T15"/></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cell table:style-name="Taula4.B1" office:value-type="string">
                  <text:p text:style-name="P13" loext:marker-style-name="T15">0</text:p>
                </table:table-cell>
              </table:table-row>
            </table:table>
            <text:p text:style-name="P18" loext:marker-style-name="T15"><text:span text:style-name="T15">hasta</text:span><text:span text:style-name="T15"/></text:p>
            <table:table table:name="Taula5" table:style-name="Taula5">
              <table:table-column table:style-name="Taula5.A" table:number-columns-repeated="2"/>
              <table:table-column table:style-name="Taula5.C"/>
              <table:table-column table:style-name="Taula5.A"/>
              <table:table-column table:style-name="Taula5.E"/>
              <table:table-column table:style-name="Taula5.A"/>
              <table:table-column table:style-name="Taula5.E"/>
              <table:table-column table:style-name="Taula5.A"/>
              <table:table-row table:style-name="Taula5.1">
                <table:table-cell table:style-name="Taula5.A1" office:value-type="string">
                  <text:p text:style-name="P18" loext:marker-style-name="T15"><text:span text:style-name="T15">0</text:span><text:span text:style-name="T15"/></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cell table:style-name="Taula5.B1" office:value-type="string">
                  <text:p text:style-name="P13" loext:marker-style-name="T15">1</text:p>
                </table:table-cell>
              </table:table-row>
            </table:table>
            <text:p text:style-name="P19" loext:marker-style-name="T17"/>
          </table:table-cell>
          <table:table-cell table:style-name="Taula20.A1" office:value-type="string">
            <text:p text:style-name="P25"/>
            <text:p text:style-name="P29"><text:span text:style-name="T15">0</text:span></text:p>
            <text:p text:style-name="P29"><text:span text:style-name="T15">hasta</text:span></text:p>
            <text:p text:style-name="P28"><text:span text:style-name="T15">127</text:span></text:p>
            <text:p text:style-name="P29"><text:span text:style-name="T15"><text:s/></text:span></text:p>
          </table:table-cell>
          <table:table-cell table:style-name="Taula20.A1" office:value-type="string">
            <text:p text:style-name="P21">128</text:p>
          </table:table-cell>
          <table:table-cell table:style-name="Taula20.A1" office:value-type="string">
            <text:p text:style-name="P23">1<text:span text:style-name="T21">6777214</text:span></text:p>
          </table:table-cell>
        </table:table-row>
        <table:table-row table:style-name="Taula20.3">
          <table:table-cell table:style-name="Taula20.A1" office:value-type="string">
            <text:p text:style-name="P11" loext:marker-style-name="T14"/>
            <text:p text:style-name="P9" loext:marker-style-name="T14"><text:span text:style-name="T14">B</text:span><text:span text:style-name="T14"/></text:p>
          </table:table-cell>
          <table:table-cell table:style-name="Taula20.A1" office:value-type="string">
            <text:p text:style-name="P12" loext:marker-style-name="T15"/>
            <text:p text:style-name="P18" loext:marker-style-name="T15"><text:span text:style-name="T15">255.255.0.0</text:span><text:span text:style-name="T15"/></text:p>
          </table:table-cell>
          <table:table-cell table:style-name="Taula20.A1" office:value-type="string">
            <text:p text:style-name="P12" loext:marker-style-name="T15"/>
            <table:table table:name="Taula6" table:style-name="Taula6">
              <table:table-column table:style-name="Taula6.A" table:number-columns-repeated="4"/>
              <table:table-row table:style-name="Taula6.1">
                <table:table-cell table:style-name="Taula6.A1" office:value-type="string">
                  <text:p text:style-name="P18" loext:marker-style-name="T15"><text:span text:style-name="T15">R</text:span><text:span text:style-name="T15"/></text:p>
                </table:table-cell>
                <table:table-cell table:style-name="Taula6.A1" office:value-type="string">
                  <text:p text:style-name="P18" loext:marker-style-name="T15"><text:span text:style-name="T15">R</text:span><text:span text:style-name="T15"/></text:p>
                </table:table-cell>
                <table:table-cell table:style-name="Taula6.C1" office:value-type="string">
                  <text:p text:style-name="P18" loext:marker-style-name="T15"><text:span text:style-name="T15">H</text:span><text:span text:style-name="T15"/></text:p>
                </table:table-cell>
                <table:table-cell table:style-name="Taula6.C1" office:value-type="string">
                  <text:p text:style-name="P18" loext:marker-style-name="T15"><text:span text:style-name="T15">H</text:span><text:span text:style-name="T15"/></text:p>
                </table:table-cell>
              </table:table-row>
            </table:table>
            <text:p text:style-name="P12" loext:marker-style-name="T15"/>
          </table:table-cell>
          <table:table-cell table:style-name="Taula20.A1" office:value-type="string">
            <text:p text:style-name="P17" loext:marker-style-name="T16"/>
            <table:table table:name="Taula7" table:style-name="Taula7">
              <table:table-column table:style-name="Taula7.A"/>
              <table:table-column table:style-name="Taula7.B"/>
              <table:table-column table:style-name="Taula7.C"/>
              <table:table-column table:style-name="Taula7.A"/>
              <table:table-column table:style-name="Taula7.E"/>
              <table:table-column table:style-name="Taula7.A"/>
              <table:table-column table:style-name="Taula7.C"/>
              <table:table-column table:style-name="Taula7.A"/>
              <table:table-row table:style-name="Taula7.1">
                <table:table-cell table:style-name="Taula7.A1" office:value-type="string">
                  <text:p text:style-name="P18" loext:marker-style-name="T15"><text:span text:style-name="T15">1</text:span><text:span text:style-name="T15"/></text:p>
                </table:table-cell>
                <table:table-cell table:style-name="Taula7.A1" office:value-type="string">
                  <text:p text:style-name="P18" loext:marker-style-name="T15"><text:span text:style-name="T15">0</text:span><text:span text:style-name="T15"/></text:p>
                </table:table-cell>
                <table:table-cell table:style-name="Taula7.C1" office:value-type="string">
                  <text:p text:style-name="P12" loext:marker-style-name="T15"/>
                </table:table-cell>
                <table:table-cell table:style-name="Taula7.C1" office:value-type="string">
                  <text:p text:style-name="P12" loext:marker-style-name="T15"/>
                </table:table-cell>
                <table:table-cell table:style-name="Taula7.C1" office:value-type="string">
                  <text:p text:style-name="P12" loext:marker-style-name="T15"/>
                </table:table-cell>
                <table:table-cell table:style-name="Taula7.C1" office:value-type="string">
                  <text:p text:style-name="P12" loext:marker-style-name="T15"/>
                </table:table-cell>
                <table:table-cell table:style-name="Taula7.C1" office:value-type="string">
                  <text:p text:style-name="P12" loext:marker-style-name="T15"/>
                </table:table-cell>
                <table:table-cell table:style-name="Taula7.C1" office:value-type="string">
                  <text:p text:style-name="P12" loext:marker-style-name="T15"/>
                </table:table-cell>
              </table:table-row>
            </table:table>
            <text:p text:style-name="P17" loext:marker-style-name="T16"/>
          </table:table-cell>
          <table:table-cell table:style-name="Taula20.A1" office:value-type="string">
            <text:p text:style-name="P12" loext:marker-style-name="T15"/>
            <table:table table:name="Taula8" table:style-name="Taula8">
              <table:table-column table:style-name="Taula8.A"/>
              <table:table-column table:style-name="Taula8.B"/>
              <table:table-column table:style-name="Taula8.C"/>
              <table:table-column table:style-name="Taula8.A"/>
              <table:table-column table:style-name="Taula8.E"/>
              <table:table-column table:style-name="Taula8.A"/>
              <table:table-column table:style-name="Taula8.C"/>
              <table:table-column table:style-name="Taula8.A"/>
              <table:table-row table:style-name="Taula8.1">
                <table:table-cell table:style-name="Taula8.A1" office:value-type="string">
                  <text:p text:style-name="P18" loext:marker-style-name="T15"><text:span text:style-name="T15">1</text:span><text:span text:style-name="T15"/></text:p>
                </table:table-cell>
                <table:table-cell table:style-name="Taula8.A1" office:value-type="string">
                  <text:p text:style-name="P18" loext:marker-style-name="T15"><text:span text:style-name="T15">0</text:span><text:span text:style-name="T15"/></text:p>
                </table:table-cell>
                <table:table-cell table:style-name="Taula8.C1" office:value-type="string">
                  <text:p text:style-name="P13" loext:marker-style-name="T15">0</text:p>
                </table:table-cell>
                <table:table-cell table:style-name="Taula8.C1" office:value-type="string">
                  <text:p text:style-name="P13" loext:marker-style-name="T15">0</text:p>
                </table:table-cell>
                <table:table-cell table:style-name="Taula8.C1" office:value-type="string">
                  <text:p text:style-name="P13" loext:marker-style-name="T15">0</text:p>
                </table:table-cell>
                <table:table-cell table:style-name="Taula8.C1" office:value-type="string">
                  <text:p text:style-name="P13" loext:marker-style-name="T15">0</text:p>
                </table:table-cell>
                <table:table-cell table:style-name="Taula8.C1" office:value-type="string">
                  <text:p text:style-name="P13" loext:marker-style-name="T15">0</text:p>
                </table:table-cell>
                <table:table-cell table:style-name="Taula8.C1" office:value-type="string">
                  <text:p text:style-name="P13" loext:marker-style-name="T15">0</text:p>
                </table:table-cell>
              </table:table-row>
            </table:table>
            <text:p text:style-name="P18" loext:marker-style-name="T15"><text:span text:style-name="T15">hasta</text:span><text:span text:style-name="T15"/></text:p>
            <table:table table:name="Taula9" table:style-name="Taula9">
              <table:table-column table:style-name="Taula9.A"/>
              <table:table-column table:style-name="Taula9.B"/>
              <table:table-column table:style-name="Taula9.C"/>
              <table:table-column table:style-name="Taula9.A"/>
              <table:table-column table:style-name="Taula9.E"/>
              <table:table-column table:style-name="Taula9.A"/>
              <table:table-column table:style-name="Taula9.C"/>
              <table:table-column table:style-name="Taula9.A"/>
              <table:table-row table:style-name="Taula9.1">
                <table:table-cell table:style-name="Taula9.A1" office:value-type="string">
                  <text:p text:style-name="P18" loext:marker-style-name="T15"><text:span text:style-name="T15">1</text:span><text:span text:style-name="T15"/></text:p>
                </table:table-cell>
                <table:table-cell table:style-name="Taula9.A1" office:value-type="string">
                  <text:p text:style-name="P18" loext:marker-style-name="T15"><text:span text:style-name="T15">0</text:span><text:span text:style-name="T15"/></text:p>
                </table:table-cell>
                <table:table-cell table:style-name="Taula9.C1" office:value-type="string">
                  <text:p text:style-name="P13" loext:marker-style-name="T15">1</text:p>
                </table:table-cell>
                <table:table-cell table:style-name="Taula9.C1" office:value-type="string">
                  <text:p text:style-name="P13" loext:marker-style-name="T15">1</text:p>
                </table:table-cell>
                <table:table-cell table:style-name="Taula9.C1" office:value-type="string">
                  <text:p text:style-name="P13" loext:marker-style-name="T15">1</text:p>
                </table:table-cell>
                <table:table-cell table:style-name="Taula9.C1" office:value-type="string">
                  <text:p text:style-name="P13" loext:marker-style-name="T15">1</text:p>
                </table:table-cell>
                <table:table-cell table:style-name="Taula9.C1" office:value-type="string">
                  <text:p text:style-name="P13" loext:marker-style-name="T15">1</text:p>
                </table:table-cell>
                <table:table-cell table:style-name="Taula9.C1" office:value-type="string">
                  <text:p text:style-name="P13" loext:marker-style-name="T15">1</text:p>
                </table:table-cell>
              </table:table-row>
            </table:table>
            <text:p text:style-name="P12" loext:marker-style-name="T15"/>
            <text:p text:style-name="P12" loext:marker-style-name="T15"/>
          </table:table-cell>
          <table:table-cell table:style-name="Taula20.A1" office:value-type="string">
            <text:p text:style-name="P26"><text:span text:style-name="T20">128</text:span></text:p>
            <text:p text:style-name="P29"><text:span text:style-name="T15">hasta</text:span></text:p>
            <text:p text:style-name="P21">191</text:p>
          </table:table-cell>
          <table:table-cell table:style-name="Taula20.A1" office:value-type="string">
            <text:p text:style-name="P27">16.384</text:p>
          </table:table-cell>
          <table:table-cell table:style-name="Taula20.A1" office:value-type="string">
            <text:p text:style-name="P24">65534</text:p>
          </table:table-cell>
        </table:table-row>
        <table:table-row table:style-name="Taula20.4">
          <table:table-cell table:style-name="Taula20.A1" office:value-type="string">
            <text:p text:style-name="P11" loext:marker-style-name="T14"/>
            <text:p text:style-name="P9" loext:marker-style-name="T14"><text:span text:style-name="T14">C</text:span><text:span text:style-name="T14"/></text:p>
          </table:table-cell>
          <table:table-cell table:style-name="Taula20.A1" office:value-type="string">
            <text:p text:style-name="P12" loext:marker-style-name="T15"/>
            <text:p text:style-name="P18" loext:marker-style-name="T15"><text:span text:style-name="T15">255.255.255.0</text:span><text:span text:style-name="T15"/></text:p>
          </table:table-cell>
          <table:table-cell table:style-name="Taula20.A1" office:value-type="string">
            <text:p text:style-name="P12" loext:marker-style-name="T15"/>
            <table:table table:name="Taula10" table:style-name="Taula10">
              <table:table-column table:style-name="Taula10.A" table:number-columns-repeated="4"/>
              <table:table-row table:style-name="Taula10.1">
                <table:table-cell table:style-name="Taula10.A1" office:value-type="string">
                  <text:p text:style-name="P18" loext:marker-style-name="T15"><text:span text:style-name="T15">R</text:span><text:span text:style-name="T15"/></text:p>
                </table:table-cell>
                <table:table-cell table:style-name="Taula10.A1" office:value-type="string">
                  <text:p text:style-name="P18" loext:marker-style-name="T15"><text:span text:style-name="T15">R</text:span><text:span text:style-name="T15"/></text:p>
                </table:table-cell>
                <table:table-cell table:style-name="Taula10.A1" office:value-type="string">
                  <text:p text:style-name="P18" loext:marker-style-name="T15"><text:span text:style-name="T15">R</text:span><text:span text:style-name="T15"/></text:p>
                </table:table-cell>
                <table:table-cell table:style-name="Taula10.D1" office:value-type="string">
                  <text:p text:style-name="P18" loext:marker-style-name="T15"><text:span text:style-name="T15">H</text:span><text:span text:style-name="T15"/></text:p>
                </table:table-cell>
              </table:table-row>
            </table:table>
            <text:p text:style-name="P12" loext:marker-style-name="T15"/>
          </table:table-cell>
          <table:table-cell table:style-name="Taula20.A1" office:value-type="string">
            <text:p text:style-name="P17" loext:marker-style-name="T16"/>
            <table:table table:name="Taula11" table:style-name="Taula11">
              <table:table-column table:style-name="Taula11.A"/>
              <table:table-column table:style-name="Taula11.B"/>
              <table:table-column table:style-name="Taula11.A" table:number-columns-repeated="2"/>
              <table:table-column table:style-name="Taula11.E"/>
              <table:table-column table:style-name="Taula11.A"/>
              <table:table-column table:style-name="Taula11.G"/>
              <table:table-column table:style-name="Taula11.A"/>
              <table:table-row table:style-name="Taula11.1">
                <table:table-cell table:style-name="Taula11.A1" office:value-type="string">
                  <text:p text:style-name="P18" loext:marker-style-name="T15"><text:span text:style-name="T15">1</text:span><text:span text:style-name="T15"/></text:p>
                </table:table-cell>
                <table:table-cell table:style-name="Taula11.A1" office:value-type="string">
                  <text:p text:style-name="P18" loext:marker-style-name="T15"><text:span text:style-name="T15">1</text:span><text:span text:style-name="T15"/></text:p>
                </table:table-cell>
                <table:table-cell table:style-name="Taula11.A1" office:value-type="string">
                  <text:p text:style-name="P18" loext:marker-style-name="T15"><text:span text:style-name="T15">0</text:span><text:span text:style-name="T15"/></text:p>
                </table:table-cell>
                <table:table-cell table:style-name="Taula11.D1" office:value-type="string">
                  <text:p text:style-name="P12" loext:marker-style-name="T15"/>
                </table:table-cell>
                <table:table-cell table:style-name="Taula11.D1" office:value-type="string">
                  <text:p text:style-name="P12" loext:marker-style-name="T15"/>
                </table:table-cell>
                <table:table-cell table:style-name="Taula11.D1" office:value-type="string">
                  <text:p text:style-name="P12" loext:marker-style-name="T15"/>
                </table:table-cell>
                <table:table-cell table:style-name="Taula11.D1" office:value-type="string">
                  <text:p text:style-name="P12" loext:marker-style-name="T15"/>
                </table:table-cell>
                <table:table-cell table:style-name="Taula11.D1" office:value-type="string">
                  <text:p text:style-name="P12" loext:marker-style-name="T15"/>
                </table:table-cell>
              </table:table-row>
            </table:table>
            <text:p text:style-name="P17" loext:marker-style-name="T16"/>
          </table:table-cell>
          <table:table-cell table:style-name="Taula20.A1" office:value-type="string">
            <text:p text:style-name="P12" loext:marker-style-name="T15"/>
            <table:table table:name="Taula12" table:style-name="Taula12">
              <table:table-column table:style-name="Taula12.A"/>
              <table:table-column table:style-name="Taula12.B"/>
              <table:table-column table:style-name="Taula12.A" table:number-columns-repeated="2"/>
              <table:table-column table:style-name="Taula12.E"/>
              <table:table-column table:style-name="Taula12.A"/>
              <table:table-column table:style-name="Taula12.G"/>
              <table:table-column table:style-name="Taula12.A"/>
              <table:table-row table:style-name="Taula12.1">
                <table:table-cell table:style-name="Taula12.A1" office:value-type="string">
                  <text:p text:style-name="P18" loext:marker-style-name="T15"><text:span text:style-name="T15">1</text:span><text:span text:style-name="T15"/></text:p>
                </table:table-cell>
                <table:table-cell table:style-name="Taula12.A1" office:value-type="string">
                  <text:p text:style-name="P18" loext:marker-style-name="T15"><text:span text:style-name="T15">1</text:span><text:span text:style-name="T15"/></text:p>
                </table:table-cell>
                <table:table-cell table:style-name="Taula12.A1" office:value-type="string">
                  <text:p text:style-name="P18" loext:marker-style-name="T15"><text:span text:style-name="T15">0</text:span><text:span text:style-name="T15"/></text:p>
                </table:table-cell>
                <table:table-cell table:style-name="Taula12.D1" office:value-type="string">
                  <text:p text:style-name="P13" loext:marker-style-name="T15">0</text:p>
                </table:table-cell>
                <table:table-cell table:style-name="Taula12.D1" office:value-type="string">
                  <text:p text:style-name="P13" loext:marker-style-name="T15">0</text:p>
                </table:table-cell>
                <table:table-cell table:style-name="Taula12.D1" office:value-type="string">
                  <text:p text:style-name="P13" loext:marker-style-name="T15">0</text:p>
                </table:table-cell>
                <table:table-cell table:style-name="Taula12.D1" office:value-type="string">
                  <text:p text:style-name="P13" loext:marker-style-name="T15">0</text:p>
                </table:table-cell>
                <table:table-cell table:style-name="Taula12.D1" office:value-type="string">
                  <text:p text:style-name="P13" loext:marker-style-name="T15">0</text:p>
                </table:table-cell>
              </table:table-row>
            </table:table>
            <text:p text:style-name="P18" loext:marker-style-name="T15"><text:span text:style-name="T15">hasta</text:span><text:span text:style-name="T15"/></text:p>
            <table:table table:name="Taula13" table:style-name="Taula13">
              <table:table-column table:style-name="Taula13.A"/>
              <table:table-column table:style-name="Taula13.B"/>
              <table:table-column table:style-name="Taula13.A" table:number-columns-repeated="2"/>
              <table:table-column table:style-name="Taula13.E"/>
              <table:table-column table:style-name="Taula13.A"/>
              <table:table-column table:style-name="Taula13.G"/>
              <table:table-column table:style-name="Taula13.A"/>
              <table:table-row table:style-name="Taula13.1">
                <table:table-cell table:style-name="Taula13.A1" office:value-type="string">
                  <text:p text:style-name="P18" loext:marker-style-name="T15"><text:span text:style-name="T15">1</text:span><text:span text:style-name="T15"/></text:p>
                </table:table-cell>
                <table:table-cell table:style-name="Taula13.A1" office:value-type="string">
                  <text:p text:style-name="P18" loext:marker-style-name="T15"><text:span text:style-name="T15">1</text:span><text:span text:style-name="T15"/></text:p>
                </table:table-cell>
                <table:table-cell table:style-name="Taula13.A1" office:value-type="string">
                  <text:p text:style-name="P18" loext:marker-style-name="T15"><text:span text:style-name="T15">0</text:span><text:span text:style-name="T15"/></text:p>
                </table:table-cell>
                <table:table-cell table:style-name="Taula13.D1" office:value-type="string">
                  <text:p text:style-name="P13" loext:marker-style-name="T15">1</text:p>
                </table:table-cell>
                <table:table-cell table:style-name="Taula13.D1" office:value-type="string">
                  <text:p text:style-name="P13" loext:marker-style-name="T15">1</text:p>
                </table:table-cell>
                <table:table-cell table:style-name="Taula13.D1" office:value-type="string">
                  <text:p text:style-name="P13" loext:marker-style-name="T15">1</text:p>
                </table:table-cell>
                <table:table-cell table:style-name="Taula13.D1" office:value-type="string">
                  <text:p text:style-name="P13" loext:marker-style-name="T15">1</text:p>
                </table:table-cell>
                <table:table-cell table:style-name="Taula13.D1" office:value-type="string">
                  <text:p text:style-name="P13" loext:marker-style-name="T15">1</text:p>
                </table:table-cell>
              </table:table-row>
            </table:table>
            <text:p text:style-name="P12" loext:marker-style-name="T15"/>
          </table:table-cell>
          <table:table-cell table:style-name="Taula20.A1" office:value-type="string">
            <text:p text:style-name="P26"><text:span text:style-name="T20">192</text:span></text:p>
            <text:p text:style-name="P29"><text:span text:style-name="T15">hasta</text:span></text:p>
            <text:p text:style-name="P21">223</text:p>
          </table:table-cell>
          <table:table-cell table:style-name="Taula20.A1" office:value-type="string">
            <text:p text:style-name="P22">2097152</text:p>
          </table:table-cell>
          <table:table-cell table:style-name="Taula20.A1" office:value-type="string">
            <text:p text:style-name="P22">254</text:p>
          </table:table-cell>
        </table:table-row>
        <table:table-row table:style-name="Taula20.5">
          <table:table-cell table:style-name="Taula20.A1" office:value-type="string">
            <text:p text:style-name="P11" loext:marker-style-name="T14"/>
            <text:p text:style-name="P9" loext:marker-style-name="T14"><text:span text:style-name="T14">D</text:span><text:span text:style-name="T14"/></text:p>
          </table:table-cell>
          <table:table-cell table:style-name="Taula20.B5" office:value-type="string">
            <text:p text:style-name="P12" loext:marker-style-name="T15"/>
          </table:table-cell>
          <table:table-cell table:style-name="Taula20.A1" office:value-type="string">
            <text:p text:style-name="P18" loext:marker-style-name="T15"><text:span text:style-name="T15">Multicast</text:span><text:span text:style-name="T15"/></text:p>
          </table:table-cell>
          <table:table-cell table:style-name="Taula20.A1" office:value-type="string">
            <text:p text:style-name="P17" loext:marker-style-name="T16"/>
            <table:table table:name="Taula14" table:style-name="Taula14">
              <table:table-column table:style-name="Taula14.A"/>
              <table:table-column table:style-name="Taula14.B"/>
              <table:table-column table:style-name="Taula14.C"/>
              <table:table-column table:style-name="Taula14.B"/>
              <table:table-column table:style-name="Taula14.E"/>
              <table:table-column table:style-name="Taula14.C"/>
              <table:table-column table:style-name="Taula14.E"/>
              <table:table-column table:style-name="Taula14.C"/>
              <table:table-row table:style-name="Taula14.1">
                <table:table-cell table:style-name="Taula14.A1" office:value-type="string">
                  <text:p text:style-name="P18" loext:marker-style-name="T15"><text:span text:style-name="T15">1</text:span><text:span text:style-name="T15"/></text:p>
                </table:table-cell>
                <table:table-cell table:style-name="Taula14.A1" office:value-type="string">
                  <text:p text:style-name="P18" loext:marker-style-name="T15"><text:span text:style-name="T15">1</text:span><text:span text:style-name="T15"/></text:p>
                </table:table-cell>
                <table:table-cell table:style-name="Taula14.A1" office:value-type="string">
                  <text:p text:style-name="P18" loext:marker-style-name="T15"><text:span text:style-name="T15">1</text:span><text:span text:style-name="T15"/></text:p>
                </table:table-cell>
                <table:table-cell table:style-name="Taula14.A1" office:value-type="string">
                  <text:p text:style-name="P18" loext:marker-style-name="T15"><text:span text:style-name="T15">0</text:span><text:span text:style-name="T15"/></text:p>
                </table:table-cell>
                <table:table-cell table:style-name="Taula14.E1" office:value-type="string">
                  <text:p text:style-name="P12" loext:marker-style-name="T15"/>
                </table:table-cell>
                <table:table-cell table:style-name="Taula14.E1" office:value-type="string">
                  <text:p text:style-name="P12" loext:marker-style-name="T15"/>
                </table:table-cell>
                <table:table-cell table:style-name="Taula14.E1" office:value-type="string">
                  <text:p text:style-name="P12" loext:marker-style-name="T15"/>
                </table:table-cell>
                <table:table-cell table:style-name="Taula14.E1" office:value-type="string">
                  <text:p text:style-name="P12" loext:marker-style-name="T15"/>
                </table:table-cell>
              </table:table-row>
            </table:table>
            <text:p text:style-name="P17" loext:marker-style-name="T16"/>
          </table:table-cell>
          <table:table-cell table:style-name="Taula20.A1" office:value-type="string">
            <text:p text:style-name="P12" loext:marker-style-name="T15"/>
            <table:table table:name="Taula15" table:style-name="Taula15">
              <table:table-column table:style-name="Taula15.A"/>
              <table:table-column table:style-name="Taula15.B"/>
              <table:table-column table:style-name="Taula15.C"/>
              <table:table-column table:style-name="Taula15.B"/>
              <table:table-column table:style-name="Taula15.E"/>
              <table:table-column table:style-name="Taula15.C"/>
              <table:table-column table:style-name="Taula15.E"/>
              <table:table-column table:style-name="Taula15.C"/>
              <table:table-row table:style-name="Taula15.1">
                <table:table-cell table:style-name="Taula15.A1" office:value-type="string">
                  <text:p text:style-name="P18" loext:marker-style-name="T15"><text:span text:style-name="T15">1</text:span><text:span text:style-name="T15"/></text:p>
                </table:table-cell>
                <table:table-cell table:style-name="Taula15.A1" office:value-type="string">
                  <text:p text:style-name="P18" loext:marker-style-name="T15"><text:span text:style-name="T15">1</text:span><text:span text:style-name="T15"/></text:p>
                </table:table-cell>
                <table:table-cell table:style-name="Taula15.A1" office:value-type="string">
                  <text:p text:style-name="P18" loext:marker-style-name="T15"><text:span text:style-name="T15">1</text:span><text:span text:style-name="T15"/></text:p>
                </table:table-cell>
                <table:table-cell table:style-name="Taula15.A1" office:value-type="string">
                  <text:p text:style-name="P18" loext:marker-style-name="T15"><text:span text:style-name="T15">0</text:span><text:span text:style-name="T15"/></text:p>
                </table:table-cell>
                <table:table-cell table:style-name="Taula15.E1" office:value-type="string">
                  <text:p text:style-name="P13" loext:marker-style-name="T15">0</text:p>
                </table:table-cell>
                <table:table-cell table:style-name="Taula15.E1" office:value-type="string">
                  <text:p text:style-name="P13" loext:marker-style-name="T15">0</text:p>
                </table:table-cell>
                <table:table-cell table:style-name="Taula15.E1" office:value-type="string">
                  <text:p text:style-name="P13" loext:marker-style-name="T15">0</text:p>
                </table:table-cell>
                <table:table-cell table:style-name="Taula15.E1" office:value-type="string">
                  <text:p text:style-name="P13" loext:marker-style-name="T15">0</text:p>
                </table:table-cell>
              </table:table-row>
            </table:table>
            <text:p text:style-name="P18" loext:marker-style-name="T15"><text:span text:style-name="T15">hasta</text:span><text:span text:style-name="T15"/></text:p>
            <table:table table:name="Taula16" table:style-name="Taula16">
              <table:table-column table:style-name="Taula16.A"/>
              <table:table-column table:style-name="Taula16.B"/>
              <table:table-column table:style-name="Taula16.C"/>
              <table:table-column table:style-name="Taula16.B"/>
              <table:table-column table:style-name="Taula16.E"/>
              <table:table-column table:style-name="Taula16.C"/>
              <table:table-column table:style-name="Taula16.E"/>
              <table:table-column table:style-name="Taula16.C"/>
              <table:table-row table:style-name="Taula16.1">
                <table:table-cell table:style-name="Taula16.A1" office:value-type="string">
                  <text:p text:style-name="P18" loext:marker-style-name="T15"><text:span text:style-name="T15">1</text:span><text:span text:style-name="T15"/></text:p>
                </table:table-cell>
                <table:table-cell table:style-name="Taula16.A1" office:value-type="string">
                  <text:p text:style-name="P18" loext:marker-style-name="T15"><text:span text:style-name="T15">1</text:span><text:span text:style-name="T15"/></text:p>
                </table:table-cell>
                <table:table-cell table:style-name="Taula16.A1" office:value-type="string">
                  <text:p text:style-name="P18" loext:marker-style-name="T15"><text:span text:style-name="T15">1</text:span><text:span text:style-name="T15"/></text:p>
                </table:table-cell>
                <table:table-cell table:style-name="Taula16.A1" office:value-type="string">
                  <text:p text:style-name="P18" loext:marker-style-name="T15"><text:span text:style-name="T15">0</text:span><text:span text:style-name="T15"/></text:p>
                </table:table-cell>
                <table:table-cell table:style-name="Taula16.E1" office:value-type="string">
                  <text:p text:style-name="P13" loext:marker-style-name="T15">1</text:p>
                </table:table-cell>
                <table:table-cell table:style-name="Taula16.E1" office:value-type="string">
                  <text:p text:style-name="P13" loext:marker-style-name="T15">1</text:p>
                </table:table-cell>
                <table:table-cell table:style-name="Taula16.E1" office:value-type="string">
                  <text:p text:style-name="P13" loext:marker-style-name="T15">1</text:p>
                </table:table-cell>
                <table:table-cell table:style-name="Taula16.E1" office:value-type="string">
                  <text:p text:style-name="P13" loext:marker-style-name="T15">1</text:p>
                </table:table-cell>
              </table:table-row>
            </table:table>
            <text:p text:style-name="P12" loext:marker-style-name="T15"/>
          </table:table-cell>
          <table:table-cell table:style-name="Taula20.A1" office:value-type="string">
            <text:p text:style-name="P26"><text:span text:style-name="T20">224</text:span></text:p>
            <text:p text:style-name="P29"><text:span text:style-name="T15">hasta</text:span></text:p>
            <text:p text:style-name="P21">239</text:p>
          </table:table-cell>
          <table:table-cell table:style-name="Taula20.B5" office:value-type="string">
            <text:p text:style-name="P27"/>
          </table:table-cell>
          <table:table-cell table:style-name="Taula20.B5" office:value-type="string">
            <text:p text:style-name="P27"/>
          </table:table-cell>
        </table:table-row>
        <table:table-row table:style-name="Taula20.6">
          <table:table-cell table:style-name="Taula20.A1" office:value-type="string">
            <text:p text:style-name="P11" loext:marker-style-name="T14"/>
            <text:p text:style-name="P9" loext:marker-style-name="T14"><text:span text:style-name="T14">E</text:span><text:span text:style-name="T14"/></text:p>
          </table:table-cell>
          <table:table-cell table:style-name="Taula20.B5" office:value-type="string">
            <text:p text:style-name="P12" loext:marker-style-name="T15"/>
          </table:table-cell>
          <table:table-cell table:style-name="Taula20.A1" office:value-type="string">
            <text:p text:style-name="P18" loext:marker-style-name="T15"><text:span text:style-name="T15">Experimental</text:span><text:span text:style-name="T15"/></text:p>
          </table:table-cell>
          <table:table-cell table:style-name="Taula20.A1" office:value-type="string">
            <text:p text:style-name="P17" loext:marker-style-name="T16"/>
            <table:table table:name="Taula17" table:style-name="Taula17">
              <table:table-column table:style-name="Taula17.A"/>
              <table:table-column table:style-name="Taula17.B"/>
              <table:table-column table:style-name="Taula17.C"/>
              <table:table-column table:style-name="Taula17.B"/>
              <table:table-column table:style-name="Taula17.E"/>
              <table:table-column table:style-name="Taula17.C"/>
              <table:table-column table:style-name="Taula17.E"/>
              <table:table-column table:style-name="Taula17.C"/>
              <table:table-row table:style-name="Taula17.1">
                <table:table-cell table:style-name="Taula17.A1" office:value-type="string">
                  <text:p text:style-name="P18" loext:marker-style-name="T15"><text:span text:style-name="T15">1</text:span><text:span text:style-name="T15"/></text:p>
                </table:table-cell>
                <table:table-cell table:style-name="Taula17.A1" office:value-type="string">
                  <text:p text:style-name="P18" loext:marker-style-name="T15"><text:span text:style-name="T15">1</text:span><text:span text:style-name="T15"/></text:p>
                </table:table-cell>
                <table:table-cell table:style-name="Taula17.A1" office:value-type="string">
                  <text:p text:style-name="P18" loext:marker-style-name="T15"><text:span text:style-name="T15">1</text:span><text:span text:style-name="T15"/></text:p>
                </table:table-cell>
                <table:table-cell table:style-name="Taula17.A1" office:value-type="string">
                  <text:p text:style-name="P18" loext:marker-style-name="T15"><text:span text:style-name="T15">1</text:span><text:span text:style-name="T15"/></text:p>
                </table:table-cell>
                <table:table-cell table:style-name="Taula17.E1" office:value-type="string">
                  <text:p text:style-name="P12" loext:marker-style-name="T15"/>
                </table:table-cell>
                <table:table-cell table:style-name="Taula17.E1" office:value-type="string">
                  <text:p text:style-name="P12" loext:marker-style-name="T15"/>
                </table:table-cell>
                <table:table-cell table:style-name="Taula17.E1" office:value-type="string">
                  <text:p text:style-name="P12" loext:marker-style-name="T15"/>
                </table:table-cell>
                <table:table-cell table:style-name="Taula17.E1" office:value-type="string">
                  <text:p text:style-name="P12" loext:marker-style-name="T15"/>
                </table:table-cell>
              </table:table-row>
            </table:table>
            <text:p text:style-name="P17" loext:marker-style-name="T16"/>
          </table:table-cell>
          <table:table-cell table:style-name="Taula20.A1" office:value-type="string">
            <text:p text:style-name="P12" loext:marker-style-name="T15"/>
            <table:table table:name="Taula18" table:style-name="Taula18">
              <table:table-column table:style-name="Taula18.A"/>
              <table:table-column table:style-name="Taula18.B"/>
              <table:table-column table:style-name="Taula18.C"/>
              <table:table-column table:style-name="Taula18.B"/>
              <table:table-column table:style-name="Taula18.E"/>
              <table:table-column table:style-name="Taula18.C"/>
              <table:table-column table:style-name="Taula18.E"/>
              <table:table-column table:style-name="Taula18.C"/>
              <table:table-row table:style-name="Taula18.1">
                <table:table-cell table:style-name="Taula18.A1" office:value-type="string">
                  <text:p text:style-name="P18" loext:marker-style-name="T15"><text:span text:style-name="T15">1</text:span><text:span text:style-name="T15"/></text:p>
                </table:table-cell>
                <table:table-cell table:style-name="Taula18.A1" office:value-type="string">
                  <text:p text:style-name="P18" loext:marker-style-name="T15"><text:span text:style-name="T15">1</text:span><text:span text:style-name="T15"/></text:p>
                </table:table-cell>
                <table:table-cell table:style-name="Taula18.A1" office:value-type="string">
                  <text:p text:style-name="P18" loext:marker-style-name="T15"><text:span text:style-name="T15">1</text:span><text:span text:style-name="T15"/></text:p>
                </table:table-cell>
                <table:table-cell table:style-name="Taula18.A1" office:value-type="string">
                  <text:p text:style-name="P18" loext:marker-style-name="T15"><text:span text:style-name="T15">1</text:span><text:span text:style-name="T15"/></text:p>
                </table:table-cell>
                <table:table-cell table:style-name="Taula18.E1" office:value-type="string">
                  <text:p text:style-name="P13" loext:marker-style-name="T15">0</text:p>
                </table:table-cell>
                <table:table-cell table:style-name="Taula18.E1" office:value-type="string">
                  <text:p text:style-name="P13" loext:marker-style-name="T15">0</text:p>
                </table:table-cell>
                <table:table-cell table:style-name="Taula18.E1" office:value-type="string">
                  <text:p text:style-name="P13" loext:marker-style-name="T15">0</text:p>
                </table:table-cell>
                <table:table-cell table:style-name="Taula18.E1" office:value-type="string">
                  <text:p text:style-name="P13" loext:marker-style-name="T15">0</text:p>
                </table:table-cell>
              </table:table-row>
            </table:table>
            <text:p text:style-name="P18" loext:marker-style-name="T15"><text:span text:style-name="T15">hasta</text:span><text:span text:style-name="T15"/></text:p>
            <table:table table:name="Taula19" table:style-name="Taula19">
              <table:table-column table:style-name="Taula19.A"/>
              <table:table-column table:style-name="Taula19.B"/>
              <table:table-column table:style-name="Taula19.C"/>
              <table:table-column table:style-name="Taula19.B"/>
              <table:table-column table:style-name="Taula19.E"/>
              <table:table-column table:style-name="Taula19.C"/>
              <table:table-column table:style-name="Taula19.E"/>
              <table:table-column table:style-name="Taula19.C"/>
              <table:table-row table:style-name="Taula19.1">
                <table:table-cell table:style-name="Taula19.A1" office:value-type="string">
                  <text:p text:style-name="P18" loext:marker-style-name="T15"><text:span text:style-name="T15">1</text:span><text:span text:style-name="T15"/></text:p>
                </table:table-cell>
                <table:table-cell table:style-name="Taula19.A1" office:value-type="string">
                  <text:p text:style-name="P18" loext:marker-style-name="T15"><text:span text:style-name="T15">1</text:span><text:span text:style-name="T15"/></text:p>
                </table:table-cell>
                <table:table-cell table:style-name="Taula19.A1" office:value-type="string">
                  <text:p text:style-name="P18" loext:marker-style-name="T15"><text:span text:style-name="T15">1</text:span><text:span text:style-name="T15"/></text:p>
                </table:table-cell>
                <table:table-cell table:style-name="Taula19.A1" office:value-type="string">
                  <text:p text:style-name="P18" loext:marker-style-name="T15"><text:span text:style-name="T15">1</text:span><text:span text:style-name="T15"/></text:p>
                </table:table-cell>
                <table:table-cell table:style-name="Taula19.E1" office:value-type="string">
                  <text:p text:style-name="P13" loext:marker-style-name="T15">1</text:p>
                </table:table-cell>
                <table:table-cell table:style-name="Taula19.E1" office:value-type="string">
                  <text:p text:style-name="P13" loext:marker-style-name="T15">1</text:p>
                </table:table-cell>
                <table:table-cell table:style-name="Taula19.E1" office:value-type="string">
                  <text:p text:style-name="P13" loext:marker-style-name="T15">1</text:p>
                </table:table-cell>
                <table:table-cell table:style-name="Taula19.E1" office:value-type="string">
                  <text:p text:style-name="P13" loext:marker-style-name="T15">1</text:p>
                </table:table-cell>
              </table:table-row>
            </table:table>
            <text:p text:style-name="P12" loext:marker-style-name="T15"/>
          </table:table-cell>
          <table:table-cell table:style-name="Taula20.A1" office:value-type="string">
            <text:p text:style-name="P16"/>
            <text:p text:style-name="P14">240</text:p>
            <text:p text:style-name="P10"><text:span text:style-name="T15">hasta</text:span></text:p>
            <text:p text:style-name="P14">255</text:p>
          </table:table-cell>
          <table:table-cell table:style-name="Taula20.B5" office:value-type="string">
            <text:p text:style-name="P15"/>
          </table:table-cell>
          <table:table-cell table:style-name="Taula20.B5" office:value-type="string">
            <text:p text:style-name="P15"/>
          </table:table-cell>
        </table:table-row>
      </table:table>
      <text:p text:style-name="P38" loext:marker-style-name="T19"/>
      <text:list text:continue-numbering="true" text:style-name="WWNum3">
        <text:list-item>
          <text:p text:style-name="P39" loext:marker-style-name="T6"><text:span text:style-name="T6">Explica la diferencia entre las IP’s del protocolo de la versión 4 de la de la versión 6.</text:span><text:span text:style-name="T6"/></text:p>
        </text:list-item>
      </text:list>
      <text:p text:style-name="P3">Las ipv4 son una versión anterior a la ipv6 y con menos posibilidades, ya que cuenta con menos campos a cambiar.</text:p>
      <text:list text:continue-numbering="true" text:style-name="WWNum3">
        <text:list-item>
          <text:p text:style-name="P40" loext:marker-style-name="T6"><text:span text:style-name="T6">Explica que son las direcciones reservadas. </text:span><text:span text:style-name="T6"/></text:p>
        </text:list-item>
      </text:list>
      <text:p text:style-name="P3">Las direcciones reservadas son las multicast, la 127, las pruebas privadas y la 0.0.0.0 <text:span text:style-name="T22">entre otras.</text:span></text:p>
      <text:list text:continue-numbering="true" text:style-name="WWNum3">
        <text:list-item>
          <text:p text:style-name="P40" loext:marker-style-name="T6"><text:span text:style-name="T6">Explica que son direcciones públicas y privadas, y pon dos ejemplos de cada una de ellas.</text:span><text:span text:style-name="T6"/></text:p>
        </text:list-item>
      </text:list>
      <text:p text:style-name="P3">En las publicas cualquiera puede acceder mientras que las privadas son privadas.</text:p>
      <text:list text:continue-numbering="true" text:style-name="WWNum3">
        <text:list-item>
          <text:p text:style-name="P40" loext:marker-style-name="T6"><text:span text:style-name="T6">Explica que son la dirección de red y la dirección de broadcast.</text:span><text:span text:style-name="T6"/></text:p>
        </text:list-item>
      </text:list>
      <text:p text:style-name="P4">En la dirección de red todos sus bits están en valor 0, mientras que en la del multicast están en valor 1.</text:p>
      <text:list text:continue-numbering="true" text:style-name="WWNum3">
        <text:list-item>
          <text:p text:style-name="P40" loext:marker-style-name="T6"><text:span text:style-name="T6">Explica que son la direcciones de red unicast, multicast <text:s/>y broadcast.</text:span><text:span text:style-name="T6"/></text:p>
        </text:list-item>
      </text:list>
      <text:p text:style-name="P4">Las direcciones unicast es la típica que tienes en tu PC, que sólo puedes enviar a un host.</text:p>
      <text:p text:style-name="P4">Mientras las multicast puedes enviar a muchos hosts, y la broadcast es de muchos a muchos.</text:p>
      <text:list text:continue-numbering="true" text:style-name="WWNum3">
        <text:list-item>
          <text:p text:style-name="P40" loext:marker-style-name="T6"><text:span text:style-name="T6">Explica que son direcciones fijas y dinámicas.</text:span><text:span text:style-name="T6"/></text:p>
        </text:list-item>
      </text:list>
      <text:p text:style-name="P5">Las direcciones fijas son las que son invariables y se asignan de manera manual, mientras las dinámicas son direcciones que se asignan automáticamente mediante DHCP y pueden cambiar cada cierto tiempo.</text:p>
      <text:list text:continue-numbering="true" text:style-name="WWNum3">
        <text:list-item>
          <text:p text:style-name="P40" loext:marker-style-name="T6"><text:span text:style-name="T6">Detalla los bloques de direcciones privadas de clase A, B y C. <text:s/>Indica cuántas redes hay en cada una de éstas clases y cuantos host contienen cada una de ellas.</text:span><text:span text:style-name="T6"/></text:p>
        </text:list-item>
      </text:list>
      <text:p text:style-name="P44" loext:marker-style-name="T13"><text:span text:style-name="T13">Otra manera de indicar los bloques de direcciones privadas de clase A, B y C es:</text:span><text:span text:style-name="T13"/></text:p>
      <table:table table:name="Taula22" table:style-name="Taula22">
        <table:table-column table:style-name="Taula22.A" table:number-columns-repeated="5"/>
        <table:table-row>
          <table:table-cell table:style-name="Taula22.A1" office:value-type="string">
            <text:list text:style-name="WWNum2">
              <text:list-item>
                <text:p text:style-name="P49" loext:marker-style-name="T9"><text:span text:style-name="T9">Direcciones privadas </text:span></text:p>
              </text:list-item>
            </text:list>
          </table:table-cell>
          <table:table-cell table:style-name="Taula22.A1" office:value-type="string">
            <text:list text:continue-numbering="true" text:style-name="WWNum2">
              <text:list-item>
                <text:p text:style-name="P49" loext:marker-style-name="T9"><text:span text:style-name="T9">Dirección de red</text:span></text:p>
              </text:list-item>
            </text:list>
          </table:table-cell>
          <table:table-cell table:style-name="Taula22.A1" office:value-type="string">
            <text:list text:continue-numbering="true" text:style-name="WWNum2">
              <text:list-item>
                <text:p text:style-name="P49" loext:marker-style-name="T9"><text:span text:style-name="T9">Dirección de broadcast</text:span></text:p>
              </text:list-item>
            </text:list>
          </table:table-cell>
          <table:table-cell table:style-name="Taula22.A1" office:value-type="string">
            <text:list text:continue-numbering="true" text:style-name="WWNum2">
              <text:list-item>
                <text:p text:style-name="P49" loext:marker-style-name="T9"><text:span text:style-name="T9">Número de redes</text:span></text:p>
              </text:list-item>
            </text:list>
          </table:table-cell>
          <table:table-cell table:style-name="Taula22.E1" office:value-type="string">
            <text:list text:continue-numbering="true" text:style-name="WWNum2">
              <text:list-item>
                <text:p text:style-name="P49" loext:marker-style-name="T9"><text:span text:style-name="T9">Número de host/red</text:span></text:p>
              </text:list-item>
            </text:list>
          </table:table-cell>
        </table:table-row>
        <table:table-row table:style-name="Taula22.2">
          <table:table-cell table:style-name="Taula22.A2" office:value-type="string">
            <text:p text:style-name="P30"><text:span text:style-name="T10">Clase A</text:span></text:p>
          </table:table-cell>
          <table:table-cell table:style-name="Taula22.B2" office:value-type="string">
            <text:p text:style-name="P33">10.0.0.0</text:p>
          </table:table-cell>
          <table:table-cell table:style-name="Taula22.B2" office:value-type="string">
            <text:p text:style-name="P33">10.255.255.255</text:p>
          </table:table-cell>
          <table:table-cell table:style-name="Taula22.B2" office:value-type="string">
            <text:p text:style-name="P32">1</text:p>
          </table:table-cell>
          <table:table-cell table:style-name="Taula22.E2" office:value-type="string">
            <text:p text:style-name="P33">16.777.214</text:p>
          </table:table-cell>
        </table:table-row>
        <table:table-row table:style-name="Taula22.2">
          <table:table-cell table:style-name="Taula22.A2" office:value-type="string">
            <text:p text:style-name="P30"><text:span text:style-name="T10">Clase B</text:span></text:p>
          </table:table-cell>
          <table:table-cell table:style-name="Taula22.B2" office:value-type="string">
            <text:p text:style-name="P47">172.16.0.0</text:p>
          </table:table-cell>
          <table:table-cell table:style-name="Taula22.B2" office:value-type="string">
            <text:p text:style-name="P47">172.31.255.255</text:p>
          </table:table-cell>
          <table:table-cell table:style-name="Taula22.B2" office:value-type="string">
            <text:p text:style-name="P46">16</text:p>
          </table:table-cell>
          <table:table-cell table:style-name="Taula22.E2" office:value-type="string">
            <text:p text:style-name="P47">1.048.574</text:p>
          </table:table-cell>
        </table:table-row>
        <table:table-row table:style-name="Taula22.2">
          <table:table-cell table:style-name="Taula22.A2" office:value-type="string">
            <text:p text:style-name="P31"><text:span text:style-name="T10">Clase C</text:span></text:p>
          </table:table-cell>
          <table:table-cell table:style-name="Taula22.B2" office:value-type="string">
            <text:p text:style-name="P48">192.168.0.0</text:p>
          </table:table-cell>
          <table:table-cell table:style-name="Taula22.B2" office:value-type="string">
            <text:p text:style-name="P48">192.168.255.255</text:p>
          </table:table-cell>
          <table:table-cell table:style-name="Taula22.B2" office:value-type="string">
            <text:p text:style-name="P45">256</text:p>
          </table:table-cell>
          <table:table-cell table:style-name="Taula22.E2" office:value-type="string">
            <text:p text:style-name="P48">65.534</text:p>
          </table:table-cell>
        </table:table-row>
      </table:table>
      <text:p text:style-name="P41"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Noto Sans Devanagari" svg:font-family="'Noto Sans Devanagari'" style:font-family-generic="swiss"/>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Ubuntu" svg:font-family="Ubuntu"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2" style:font-size-asian="11pt" style:language-asian="en" style:country-asian="US" style:font-name-complex="Times New Roman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cm" fo:margin-bottom="0cm" style:contextual-spacing="false" fo:line-height="100%" fo:hyphenation-ladder-count="no-limit" style:vertical-align="baseline">
        <style:tab-stops>
          <style:tab-stop style:position="7.5cm" style:type="center"/>
          <style:tab-stop style:position="15cm" style:type="right"/>
        </style:tab-stops>
      </style:paragraph-properties>
      <style:text-properties fo:language="ca" fo:country="ES"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Normal1" style:default-outline-level="1" style:list-style-name="WWNum1" style:class="text">
      <loext:graphic-properties draw:fill="solid" draw:fill-color="#e6e6e6"/>
      <style:paragraph-properties fo:margin-top="0.501cm" fo:margin-bottom="0.3cm" style:contextual-spacing="false" fo:line-height="100%" fo:background-color="#e6e6e6" fo:padding-left="0cm" fo:padding-right="0cm" fo:padding-top="0.035cm" fo:padding-bottom="0.035cm" fo:border-left="none" fo:border-right="none" fo:border-top="0.51pt solid #000000" fo:border-bottom="0.51pt solid #000000"/>
      <style:text-properties fo:color="#666666" loext:opacity="100%" style:font-name="Times New Roman1" fo:font-family="'Times New Roman'" style:font-family-generic="swiss" style:font-pitch="variable" fo:font-size="24pt" fo:font-weight="bold" style:letter-kerning="true" style:font-name-asian="Times New Roman2" style:font-family-asian="'Times New Roman'" style:font-family-generic-asian="system" style:font-pitch-asian="variable" style:font-size-asian="24pt" style:language-asian="es" style:country-asian="ES" style:font-weight-asian="bold" style:font-size-complex="24pt" style:font-weight-complex="bold"/>
    </style:style>
    <style:style style:name="Heading_20_2" style:display-name="Heading 2" style:family="paragraph" style:parent-style-name="Normal1" style:next-style-name="Normal1" style:default-outline-level="2" style:list-style-name="WWNum1" style:list-level="2" style:class="text">
      <style:paragraph-properties fo:margin-top="0.353cm" fo:margin-bottom="0cm" style:contextual-spacing="false" fo:keep-together="always" fo:keep-with-next="always"/>
      <style:text-properties fo:color="#4f81bd" loext:opacity="100%" style:font-name="Cambria1" fo:font-family="Cambria" style:font-family-generic="swiss" style:font-pitch="variabl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Heading_20_3" style:display-name="Heading 3" style:family="paragraph" style:parent-style-name="Normal1" style:next-style-name="Normal1" style:default-outline-level="3" style:list-style-name="WWNum1" style:list-level="3" style:class="text">
      <style:paragraph-properties fo:margin-top="0.353cm" fo:margin-bottom="0cm" style:contextual-spacing="false" fo:keep-together="always" fo:keep-with-next="always"/>
      <style:text-properties fo:color="#4f81bd" loext:opacity="100%" style:font-name="Cambria1" fo:font-family="Cambria" style:font-family-generic="swiss" style:font-pitch="variable" fo:font-weight="bold" style:font-name-asian="Times New Roman2" style:font-family-asian="'Times New Roman'" style:font-family-generic-asian="system" style:font-pitch-asian="variable" style:font-weight-asian="bold" style:font-weight-complex="bold"/>
    </style:style>
    <style:style style:name="Title" style:family="paragraph" style:parent-style-name="Normal1" style:next-style-name="Subtitle" style:class="chapter">
      <style:paragraph-properties fo:margin-top="0.423cm" fo:margin-bottom="0cm" style:contextual-spacing="false" fo:line-height="100%" fo:text-align="center" style:justify-single-word="false"/>
      <style:text-properties style:font-name="Arial1" fo:font-family="Arial" style:font-family-generic="swiss" style:font-pitch="variable" fo:font-size="18pt" fo:font-weight="bold" style:font-name-asian="Times New Roman2" style:font-family-asian="'Times New Roman'" style:font-family-generic-asian="system" style:font-pitch-asian="variable" style:font-size-asian="18pt" style:language-asian="es" style:country-asian="ES" style:font-weight-asian="bold" style:font-name-complex="Arial2" style:font-family-complex="Arial" style:font-family-generic-complex="system" style:font-pitch-complex="variable" style:font-size-complex="12pt" style:font-weight-complex="bold"/>
    </style:style>
    <style:style style:name="Normal1" style:family="paragraph">
      <style:paragraph-properties fo:margin-top="0cm" fo:margin-bottom="0.353cm" style:contextual-spacing="false" fo:line-height="115%" fo:text-align="start" style:justify-single-word="false" fo:orphans="2" fo:widows="2" fo:hyphenation-ladder-count="no-limit" style:writing-mode="lr-tb"/>
      <style:text-properties fo:language="ca" fo:country="ES" fo:hyphenate="false" fo:hyphenation-remain-char-count="2" fo:hyphenation-push-char-count="2" loext:hyphenation-no-caps="false" loext:hyphenation-no-last-word="false" loext:hyphenation-word-char-count="5" loext:hyphenation-zone="no-limit"/>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style style:name="Footer" style:family="paragraph" style:parent-style-name="Normal1"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Normal1">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Normal1">
      <style:paragraph-properties fo:margin-top="0.176cm" fo:margin-bottom="0.21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aenunciat-western" style:family="paragraph" style:parent-style-name="Normal1">
      <style:paragraph-properties fo:margin-top="0.176cm" fo:margin-bottom="0.21cm" style:contextual-spacing="false" fo:line-height="100%"/>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size-complex="12pt"/>
    </style:style>
    <style:style style:name="acosdetext" style:family="paragraph" style:parent-style-name="Normal1">
      <style:paragraph-properties fo:margin-top="0.176cm" fo:margin-bottom="0.21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size-complex="12pt"/>
    </style:style>
    <style:style style:name="List_20_Paragraph" style:display-name="List Paragraph" style:family="paragraph" style:parent-style-name="Standard">
      <style:paragraph-properties fo:margin-left="1.27cm" fo:margin-top="0cm" fo:margin-bottom="0.353cm" style:contextual-spacing="true"/>
    </style:style>
    <style:style style:name="epigrafe" style:family="paragraph" style:parent-style-name="Normal1" style:list-style-name="WWNum2">
      <style:paragraph-properties fo:margin-top="0.318cm" fo:margin-bottom="0.071cm" style:contextual-spacing="false" fo:line-height="100%"/>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s" style:country-asian="ES" style:font-weight-asian="bold" style:font-size-complex="10pt"/>
    </style:style>
    <style:style style:name="Estilo_20_epigrafe_20__2b__20_Espacio_20_ajustado_20_en_20_14_20_pt" style:display-name="Estilo epigrafe + Espacio ajustado en 14 pt" style:family="paragraph" style:parent-style-name="epigrafe">
      <style:paragraph-properties fo:margin-left="0.63cm" fo:margin-top="0cm" fo:margin-bottom="0.212cm" style:contextual-spacing="false" fo:text-indent="-0.63cm" style:auto-text-indent="false">
        <style:tab-stops>
          <style:tab-stop style:position="0.635cm"/>
        </style:tab-stops>
      </style:paragraph-properties>
      <style:text-properties style:letter-kerning="true" style:font-weight-complex="bold"/>
    </style:style>
    <style:style style:name="Default" style:family="paragraph">
      <style:paragraph-properties fo:margin-top="0cm" fo:margin-bottom="0cm" style:contextual-spacing="false" fo:line-height="100%" fo:text-align="start" style:justify-single-word="false" fo:orphans="2" fo:widows="2" fo:hyphenation-ladder-count="no-limit" style:writing-mode="lr-tb"/>
      <style:text-properties fo:color="#000000" loext:opacity="1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western" style:family="paragraph" style:parent-style-name="Normal1">
      <style:paragraph-properties fo:margin-top="0.176cm" fo:margin-bottom="0.21cm" style:contextual-spacing="false" fo:line-height="100%"/>
      <style:text-properties fo:color="#000000" loext:opacity="100%" style:font-name="Times New Roman"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language-asian="es" style:country-asian="ES"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ido_20_de_20_la_20_tabla" style:display-name="Contenido de la tabla" style:family="paragraph" style:parent-style-name="Standard">
      <style:paragraph-properties text:number-lines="false" text:line-number="0"/>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de_20_la_20_tabla" style:display-name="Título de la tabla" style:family="paragraph" style:parent-style-name="Contenido_20_de_20_la_20_tabla">
      <style:paragraph-properties fo:text-align="center" style:justify-single-word="false"/>
      <style:text-properties fo:font-weight="bold" style:font-weight-asian="bold" style:font-weight-complex="bold"/>
    </style:style>
    <style:style style:name="Contenido_20_del_20_marco" style:display-name="Contenido del marco" style:family="paragraph" style:parent-style-name="Standard"/>
    <style:style style:name="Standard_20__28_WW_29_" style:display-name="Standard (WW)" style:family="paragraph">
      <style:paragraph-properties fo:margin-top="0cm" fo:margin-bottom="0.353cm" style:contextual-spacing="false" fo:line-height="115%" fo:text-align="start" style:justify-single-word="false" fo:orphans="2" fo:widows="2" style:vertical-align="baseline"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666666" loext:opacity="100%" style:font-name="Times New Roman" fo:font-family="'Times New Roman'" style:font-family-generic="roman" style:font-pitch="variable" fo:font-size="24pt" fo:font-weight="bold" style:letter-kerning="true" fo:background-color="#e6e6e6" style:font-name-asian="Times New Roman2" style:font-family-asian="'Times New Roman'" style:font-family-generic-asian="system" style:font-pitch-asian="variable" style:font-size-asian="24pt" style:language-asian="es" style:country-asian="ES" style:font-weight-asian="bold" style:font-name-complex="Times New Roman2"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1" style:family="text" style:parent-style-name="Default_20_Paragraph_20_Font"/>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mw-headline" style:family="text" style:parent-style-name="Default_20_Paragraph_20_Font"/>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epigrafe_20_Car" style:display-name="epigrafe Car" style:family="text" style:parent-style-name="Default_20_Paragraph_20_Font">
      <style:text-properties style:font-name="Times New Roman" fo:font-family="'Times New Roman'" style:font-family-generic="roman" style:font-pitch="variable" fo:font-size="12pt" fo:language="ca" fo:country="ES" fo:font-weight="bold" style:font-name-asian="Times New Roman2" style:font-family-asian="'Times New Roman'" style:font-family-generic-asian="system" style:font-pitch-asian="variable" style:font-size-asian="12pt" style:language-asian="es" style:country-asian="ES" style:font-weight-asian="bold" style:font-name-complex="Times New Roman2" style:font-family-complex="'Times New Roman'" style:font-family-generic-complex="system" style:font-pitch-complex="variable" style:font-size-complex="10pt"/>
    </style:style>
    <style:style style:name="Estilo_20_epigrafe_20__2b__20_Espacio_20_ajustado_20_en_20_14_20_pt_20_Car" style:display-name="Estilo epigrafe + Espacio ajustado en 14 pt Car" style:family="text" style:parent-style-name="epigrafe_20_Car">
      <style:text-properties style:font-name="Times New Roman" fo:font-family="'Times New Roman'" style:font-family-generic="roman" style:font-pitch="variable" fo:font-size="12pt" fo:language="ca" fo:country="ES" fo:font-weight="bold" style:letter-kerning="true" style:font-name-asian="Times New Roman2" style:font-family-asian="'Times New Roman'" style:font-family-generic-asian="system" style:font-pitch-asian="variable" style:font-size-asian="12pt" style:language-asian="es" style:country-asian="ES" style:font-weight-asian="bold" style:font-name-complex="Times New Roman2" style:font-family-complex="'Times New Roman'" style:font-family-generic-complex="system" style:font-pitch-complex="variable" style:font-size-complex="10pt" style:font-weight-complex="bold"/>
    </style:style>
    <style:style style:name="Título_20_Car" style:display-name="Título Car" style:family="text" style:parent-style-name="Default_20_Paragraph_20_Font">
      <style:text-properties style:font-name="Arial" fo:font-family="Arial" style:font-family-generic="roman" style:font-pitch="variable" fo:font-size="18pt" fo:font-weight="bold" style:font-name-asian="Times New Roman2" style:font-family-asian="'Times New Roman'" style:font-family-generic-asian="system" style:font-pitch-asian="variable" style:font-size-asian="18pt" style:language-asian="es" style:country-asian="ES" style:font-weight-asian="bold" style:font-name-complex="Arial2" style:font-family-complex="Arial" style:font-family-generic-complex="system" style:font-pitch-complex="variable" style:font-size-complex="12pt" style:font-weight-complex="bold"/>
    </style:style>
    <style:style style:name="Line_20_Numbering" style:display-name="Line Numbering" style:family="text" style:parent-style-name="Default_20_Paragraph_20_Font"/>
    <style:style style:name="WW_5f_CharLFO2LVL1" style:display-name="WW_CharLFO2LVL1" style:family="text">
      <style:text-properties style:font-name="Symbol1" fo:font-family="Symbol" style:font-family-generic="roman" style:font-pitch="variable" fo:font-size="10pt" style:font-size-asian="10pt"/>
    </style:style>
    <style:style style:name="WW_5f_CharLFO2LVL2" style:display-name="WW_CharLFO2LVL2" style:family="text">
      <style:text-properties style:font-name="Courier New1" fo:font-family="'Courier New'" style:font-family-generic="roman" style:font-pitch="variable" fo:font-size="10pt" style:font-size-asian="10pt"/>
    </style:style>
    <style:style style:name="WW_5f_CharLFO2LVL3" style:display-name="WW_CharLFO2LVL3" style:family="text">
      <style:text-properties style:font-name="Wingdings1" fo:font-family="Wingdings" style:font-family-generic="roman" style:font-pitch="variable" fo:font-size="10pt" style:font-size-asian="10pt"/>
    </style:style>
    <style:style style:name="WW_5f_CharLFO2LVL4" style:display-name="WW_CharLFO2LVL4" style:family="text">
      <style:text-properties style:font-name="Wingdings1" fo:font-family="Wingdings" style:font-family-generic="roman" style:font-pitch="variable" fo:font-size="10pt" style:font-size-asian="10pt"/>
    </style:style>
    <style:style style:name="WW_5f_CharLFO2LVL5" style:display-name="WW_CharLFO2LVL5" style:family="text">
      <style:text-properties style:font-name="Wingdings1" fo:font-family="Wingdings" style:font-family-generic="roman" style:font-pitch="variable" fo:font-size="10pt" style:font-size-asian="10pt"/>
    </style:style>
    <style:style style:name="WW_5f_CharLFO2LVL6" style:display-name="WW_CharLFO2LVL6" style:family="text">
      <style:text-properties style:font-name="Wingdings1" fo:font-family="Wingdings" style:font-family-generic="roman" style:font-pitch="variable" fo:font-size="10pt" style:font-size-asian="10pt"/>
    </style:style>
    <style:style style:name="WW_5f_CharLFO2LVL7" style:display-name="WW_CharLFO2LVL7" style:family="text">
      <style:text-properties style:font-name="Wingdings1" fo:font-family="Wingdings" style:font-family-generic="roman" style:font-pitch="variable" fo:font-size="10pt" style:font-size-asian="10pt"/>
    </style:style>
    <style:style style:name="WW_5f_CharLFO2LVL8" style:display-name="WW_CharLFO2LVL8" style:family="text">
      <style:text-properties style:font-name="Wingdings1" fo:font-family="Wingdings" style:font-family-generic="roman" style:font-pitch="variable" fo:font-size="10pt" style:font-size-asian="10pt"/>
    </style:style>
    <style:style style:name="WW_5f_CharLFO2LVL9" style:display-name="WW_CharLFO2LVL9" style:family="text">
      <style:text-properties style:font-name="Wingdings1" fo:font-family="Wingdings" style:font-family-generic="roman" style:font-pitch="variable" fo:font-size="10pt" style:font-size-asian="10pt"/>
    </style:style>
    <style:style style:name="WW_5f_CharLFO3LVL1" style:display-name="WW_CharLFO3LVL1" style:family="text">
      <style:text-properties style:font-name="Symbol1" fo:font-family="Symbol" style:font-family-generic="roman" style:font-pitch="variable"/>
    </style:style>
    <style:style style:name="WW_5f_CharLFO3LVL2" style:display-name="WW_CharLFO3LVL2"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LVL3" style:display-name="WW_CharLFO3LVL3" style:family="text">
      <style:text-properties style:font-name="Wingdings1" fo:font-family="Wingdings" style:font-family-generic="roman" style:font-pitch="variable"/>
    </style:style>
    <style:style style:name="WW_5f_CharLFO3LVL4" style:display-name="WW_CharLFO3LVL4" style:family="text">
      <style:text-properties style:font-name="Symbol1" fo:font-family="Symbol" style:font-family-generic="roman" style:font-pitch="variable"/>
    </style:style>
    <style:style style:name="WW_5f_CharLFO3LVL5" style:display-name="WW_CharLFO3LVL5"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LVL6" style:display-name="WW_CharLFO3LVL6" style:family="text">
      <style:text-properties style:font-name="Wingdings1" fo:font-family="Wingdings" style:font-family-generic="roman" style:font-pitch="variable"/>
    </style:style>
    <style:style style:name="WW_5f_CharLFO3LVL7" style:display-name="WW_CharLFO3LVL7" style:family="text">
      <style:text-properties style:font-name="Symbol1" fo:font-family="Symbol" style:font-family-generic="roman" style:font-pitch="variable"/>
    </style:style>
    <style:style style:name="WW_5f_CharLFO3LVL8" style:display-name="WW_CharLFO3LVL8"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LVL9" style:display-name="WW_CharLFO3LVL9" style:family="text">
      <style:text-properties style:font-name="Wingdings1" fo:font-family="Wingdings" style:font-family-generic="roman" style:font-pitch="variable"/>
    </style:style>
    <style:style style:name="WW_5f_CharLFO4LVL2" style:display-name="WW_CharLFO4LVL2"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4LVL3" style:display-name="WW_CharLFO4LVL3" style:family="text">
      <style:text-properties style:font-name="Wingdings1" fo:font-family="Wingdings" style:font-family-generic="roman" style:font-pitch="variable"/>
    </style:style>
    <style:style style:name="WW_5f_CharLFO4LVL4" style:display-name="WW_CharLFO4LVL4" style:family="text">
      <style:text-properties style:font-name="Symbol1" fo:font-family="Symbol" style:font-family-generic="roman" style:font-pitch="variable"/>
    </style:style>
    <style:style style:name="WW_5f_CharLFO4LVL5" style:display-name="WW_CharLFO4LVL5"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4LVL6" style:display-name="WW_CharLFO4LVL6" style:family="text">
      <style:text-properties style:font-name="Wingdings1" fo:font-family="Wingdings" style:font-family-generic="roman" style:font-pitch="variable"/>
    </style:style>
    <style:style style:name="WW_5f_CharLFO4LVL7" style:display-name="WW_CharLFO4LVL7" style:family="text">
      <style:text-properties style:font-name="Symbol1" fo:font-family="Symbol" style:font-family-generic="roman" style:font-pitch="variable"/>
    </style:style>
    <style:style style:name="WW_5f_CharLFO4LVL8" style:display-name="WW_CharLFO4LVL8"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4LVL9" style:display-name="WW_CharLFO4LVL9" style:family="text">
      <style:text-properties style:font-name="Wingdings1" fo:font-family="Wingdings" style:font-family-generic="roman" style:font-pitch="variable"/>
    </style:style>
    <style:style style:name="WW_5f_CharLFO7LVL1" style:display-name="WW_CharLFO7LVL1" style:family="text">
      <style:text-properties style:font-name="Symbol1" fo:font-family="Symbol" style:font-family-generic="roman" style:font-pitch="variable"/>
    </style:style>
    <style:style style:name="WW_5f_CharLFO7LVL2" style:display-name="WW_CharLFO7LVL2"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7LVL3" style:display-name="WW_CharLFO7LVL3" style:family="text">
      <style:text-properties style:font-name="Wingdings1" fo:font-family="Wingdings" style:font-family-generic="roman" style:font-pitch="variable"/>
    </style:style>
    <style:style style:name="WW_5f_CharLFO7LVL4" style:display-name="WW_CharLFO7LVL4" style:family="text">
      <style:text-properties style:font-name="Symbol1" fo:font-family="Symbol" style:font-family-generic="roman" style:font-pitch="variable"/>
    </style:style>
    <style:style style:name="WW_5f_CharLFO7LVL5" style:display-name="WW_CharLFO7LVL5"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7LVL6" style:display-name="WW_CharLFO7LVL6" style:family="text">
      <style:text-properties style:font-name="Wingdings1" fo:font-family="Wingdings" style:font-family-generic="roman" style:font-pitch="variable"/>
    </style:style>
    <style:style style:name="WW_5f_CharLFO7LVL7" style:display-name="WW_CharLFO7LVL7" style:family="text">
      <style:text-properties style:font-name="Symbol1" fo:font-family="Symbol" style:font-family-generic="roman" style:font-pitch="variable"/>
    </style:style>
    <style:style style:name="WW_5f_CharLFO7LVL8" style:display-name="WW_CharLFO7LVL8"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7LVL9" style:display-name="WW_CharLFO7LVL9" style:family="text">
      <style:text-properties style:font-name="Wingdings1" fo:font-family="Wingdings" style:font-family-generic="roman" style:font-pitch="variable"/>
    </style:style>
    <style:style style:name="WW_5f_CharLFO13LVL1" style:display-name="WW_CharLFO13LVL1"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WW_5f_CharLFO15LVL1" style:display-name="WW_CharLFO15LVL1"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WW_5f_CharLFO16LVL1" style:display-name="WW_CharLFO16LVL1"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WW_5f_CharLFO17LVL1" style:display-name="WW_CharLFO17LVL1"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WW_5f_CharLFO18LVL1" style:display-name="WW_CharLFO18LVL1" style:family="text">
      <style:text-properties style:font-name="Symbol1" fo:font-family="Symbol" style:font-family-generic="roman" style:font-pitch="variable" fo:font-size="10pt" style:font-size-asian="10pt"/>
    </style:style>
    <style:style style:name="WW_5f_CharLFO18LVL4" style:display-name="WW_CharLFO18LVL4" style:family="text">
      <style:text-properties style:font-name="Symbol1" fo:font-family="Symbol" style:font-family-generic="roman" style:font-pitch="variable" fo:font-size="10pt" style:font-size-asian="10pt"/>
    </style:style>
    <style:style style:name="WW_5f_CharLFO18LVL5" style:display-name="WW_CharLFO18LVL5" style:family="text">
      <style:text-properties style:font-name="Symbol1" fo:font-family="Symbol" style:font-family-generic="roman" style:font-pitch="variable" fo:font-size="10pt" style:font-size-asian="10pt"/>
    </style:style>
    <style:style style:name="WW_5f_CharLFO18LVL6" style:display-name="WW_CharLFO18LVL6" style:family="text">
      <style:text-properties style:font-name="Symbol1" fo:font-family="Symbol" style:font-family-generic="roman" style:font-pitch="variable" fo:font-size="10pt" style:font-size-asian="10pt"/>
    </style:style>
    <style:style style:name="WW_5f_CharLFO18LVL7" style:display-name="WW_CharLFO18LVL7" style:family="text">
      <style:text-properties style:font-name="Symbol1" fo:font-family="Symbol" style:font-family-generic="roman" style:font-pitch="variable" fo:font-size="10pt" style:font-size-asian="10pt"/>
    </style:style>
    <style:style style:name="WW_5f_CharLFO18LVL8" style:display-name="WW_CharLFO18LVL8" style:family="text">
      <style:text-properties style:font-name="Symbol1" fo:font-family="Symbol" style:font-family-generic="roman" style:font-pitch="variable" fo:font-size="10pt" style:font-size-asian="10pt"/>
    </style:style>
    <style:style style:name="WW_5f_CharLFO18LVL9" style:display-name="WW_CharLFO18LVL9" style:family="text">
      <style:text-properties style:font-name="Symbol1" fo:font-family="Symbol" style:font-family-generic="roman" style:font-pitch="variable" fo:font-size="10pt" style:font-size-asian="10pt"/>
    </style:style>
    <style:style style:name="WW_5f_CharLFO21LVL1" style:display-name="WW_CharLFO21LVL1" style:family="text">
      <style:text-properties style:font-name="Symbol1" fo:font-family="Symbol" style:font-family-generic="roman" style:font-pitch="variable"/>
    </style:style>
    <style:style style:name="WW_5f_CharLFO21LVL2" style:display-name="WW_CharLFO21LVL2"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21LVL3" style:display-name="WW_CharLFO21LVL3" style:family="text">
      <style:text-properties style:font-name="Wingdings1" fo:font-family="Wingdings" style:font-family-generic="roman" style:font-pitch="variable"/>
    </style:style>
    <style:style style:name="WW_5f_CharLFO21LVL4" style:display-name="WW_CharLFO21LVL4" style:family="text">
      <style:text-properties style:font-name="Symbol1" fo:font-family="Symbol" style:font-family-generic="roman" style:font-pitch="variable"/>
    </style:style>
    <style:style style:name="WW_5f_CharLFO21LVL5" style:display-name="WW_CharLFO21LVL5"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21LVL6" style:display-name="WW_CharLFO21LVL6" style:family="text">
      <style:text-properties style:font-name="Wingdings1" fo:font-family="Wingdings" style:font-family-generic="roman" style:font-pitch="variable"/>
    </style:style>
    <style:style style:name="WW_5f_CharLFO21LVL7" style:display-name="WW_CharLFO21LVL7" style:family="text">
      <style:text-properties style:font-name="Symbol1" fo:font-family="Symbol" style:font-family-generic="roman" style:font-pitch="variable"/>
    </style:style>
    <style:style style:name="WW_5f_CharLFO21LVL8" style:display-name="WW_CharLFO21LVL8"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21LVL9" style:display-name="WW_CharLFO21LVL9" style:family="text">
      <style:text-properties style:font-name="Wingdings1" fo:font-family="Wingdings" style:font-family-generic="roman" style:font-pitch="variable"/>
    </style:style>
    <style:style style:name="WW_5f_CharLFO32LVL1" style:display-name="WW_CharLFO32LVL1" style:family="text">
      <style:text-properties style:font-name="Symbol1" fo:font-family="Symbol" style:font-family-generic="roman" style:font-pitch="variable"/>
    </style:style>
    <style:style style:name="WW_5f_CharLFO32LVL2" style:display-name="WW_CharLFO32LVL2"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2LVL3" style:display-name="WW_CharLFO32LVL3" style:family="text">
      <style:text-properties style:font-name="Wingdings1" fo:font-family="Wingdings" style:font-family-generic="roman" style:font-pitch="variable"/>
    </style:style>
    <style:style style:name="WW_5f_CharLFO32LVL4" style:display-name="WW_CharLFO32LVL4" style:family="text">
      <style:text-properties style:font-name="Symbol1" fo:font-family="Symbol" style:font-family-generic="roman" style:font-pitch="variable"/>
    </style:style>
    <style:style style:name="WW_5f_CharLFO32LVL5" style:display-name="WW_CharLFO32LVL5"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2LVL6" style:display-name="WW_CharLFO32LVL6" style:family="text">
      <style:text-properties style:font-name="Wingdings1" fo:font-family="Wingdings" style:font-family-generic="roman" style:font-pitch="variable"/>
    </style:style>
    <style:style style:name="WW_5f_CharLFO32LVL7" style:display-name="WW_CharLFO32LVL7" style:family="text">
      <style:text-properties style:font-name="Symbol1" fo:font-family="Symbol" style:font-family-generic="roman" style:font-pitch="variable"/>
    </style:style>
    <style:style style:name="WW_5f_CharLFO32LVL8" style:display-name="WW_CharLFO32LVL8"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_5f_CharLFO32LVL9" style:display-name="WW_CharLFO32LVL9" style:family="text">
      <style:text-properties style:font-name="Wingdings1" fo:font-family="Wingdings" style:font-family-generic="roman" style:font-pitch="variable"/>
    </style:style>
    <style:style style:name="Strong_20_Emphasis" style:display-name="Strong Emphasis" style:family="text">
      <style:text-properties fo:font-weight="bold" style:font-weight-asian="bold" style:font-weight-complex="bold"/>
    </style:style>
    <style:style style:name="Bolo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1pt" fo:font-weight="normal" style:font-size-asian="11pt" style:font-weight-asian="normal" style:font-name-complex="Arial2" style:font-family-complex="Arial" style:font-family-generic-complex="system" style:font-pitch-complex="variable" style:font-size-complex="12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4.485cm" fo:margin-left="0.018cm" fo:margin-top="0cm" fo:margin-bottom="0cm" table:align="left" style:writing-mode="page"/>
    </style:style>
    <style:style style:name="Taula1.A" style:family="table-column">
      <style:table-column-properties style:column-width="13.194cm"/>
    </style:style>
    <style:style style:name="Taula1.B" style:family="table-column">
      <style:table-column-properties style:column-width="1.291cm"/>
    </style:style>
    <style:style style:name="Taula1.1" style:family="table-row">
      <style:table-row-properties fo:keep-together="auto"/>
    </style:style>
    <style:style style:name="Taula1.A1" style:family="table-cell">
      <style:table-cell-properties style:vertical-align="middle" fo:background-color="#999999" fo:padding-left="0.049cm" fo:padding-right="0cm" fo:padding-top="0.049cm" fo:padding-bottom="0.049cm" fo:border-left="1pt solid #000000" fo:border-right="none" fo:border-top="1pt solid #000000" fo:border-bottom="1pt solid #000000">
        <style:background-image/>
      </style:table-cell-properties>
    </style:style>
    <style:style style:name="Taula1.B1" style:family="table-cell">
      <style:table-cell-properties style:vertical-align="middle" fo:background-color="#999999" fo:padding="0.049cm" fo:border="1pt solid #000000">
        <style:background-image/>
      </style:table-cell-properties>
    </style:style>
    <style:style style:name="Taula1.2" style:family="table-row">
      <style:table-row-properties style:min-row-height="0.557cm" fo:keep-together="auto"/>
    </style:style>
    <style:style style:name="Taula1.A2" style:family="table-cell">
      <style:table-cell-properties style:vertical-align="middle" fo:padding="0.049cm" fo:border="1pt solid #000000"/>
    </style:style>
    <style:style style:name="MP1" style:family="paragraph" style:parent-style-name="Header">
      <style:paragraph-properties fo:margin-top="0cm" fo:margin-bottom="0cm" style:contextual-spacing="false" fo:text-align="center" style:justify-single-word="false"/>
    </style:style>
    <style:style style:name="MP2" style:family="paragraph" style:parent-style-name="Header">
      <style:paragraph-properties fo:margin-top="0cm" fo:margin-bottom="0cm" style:contextual-spacing="false"/>
    </style:style>
    <style:style style:name="MP3" style:family="paragraph" style:parent-style-name="Standard_20__28_WW_29_">
      <style:paragraph-properties fo:margin-top="0cm" fo:margin-bottom="0cm" style:contextual-spacing="false"/>
      <style:text-properties fo:font-size="8pt" fo:language="en" fo:country="US" style:font-size-asian="8pt" style:font-size-complex="8pt"/>
    </style:style>
    <style:style style:name="MP4" style:family="paragraph" style:parent-style-name="Footer">
      <style:paragraph-properties fo:text-align="center" style:justify-single-word="false"/>
    </style:style>
    <style:style style:name="MT1" style:family="text">
      <style:text-properties fo:language="ca" fo:country="ES" fo:font-weight="bold" style:font-weight-asian="bold" style:font-weight-complex="bold"/>
    </style:style>
    <style:style style:name="MT2" style:family="text">
      <style:text-properties fo:language="ca" fo:country="ES"/>
    </style:style>
    <style:style style:name="MT3" style:family="text">
      <style:text-properties fo:font-size="8pt" fo:language="en" fo:country="US" style:font-size-asian="8pt" style:font-size-complex="8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M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lin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page-layout style:name="Mpm1">
      <style:page-layout-properties fo:page-width="21.001cm" fo:page-height="29.7cm" style:num-format="1" style:print-orientation="portrait" fo:margin-top="0cm" fo:margin-bottom="1.251cm" fo:margin-left="3cm" fo:margin-right="3cm" style:writing-mode="lr-tb" style:layout-grid-color="#c0c0c0" style:layout-grid-lines="24" style:layout-grid-base-height="1.058cm" style:layout-grid-ruby-height="0cm" style:layout-grid-mode="none" style:layout-grid-ruby-below="false" style:layout-grid-print="false" style:layout-grid-display="false" style:layout-grid-base-width="0.7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page-layout>
    <style:page-layout style:name="Mpm2">
      <style:page-layout-properties fo:page-width="29.7cm" fo:page-height="21.001cm" style:num-format="1" style:print-orientation="landscape" fo:margin-top="1.251cm" fo:margin-bottom="1cm" fo:margin-left="2.501cm" fo:margin-right="2.501cm" style:writing-mode="lr-tb" style:layout-grid-color="#c0c0c0" style:layout-grid-lines="29" style:layout-grid-base-height="0.635cm" style:layout-grid-ruby-height="0cm" style:layout-grid-mode="none" style:layout-grid-ruby-below="false" style:layout-grid-print="false" style:layout-grid-display="false" style:layout-grid-base-width="0.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8" text:anchor-type="char" svg:x="3.217cm" svg:y="-0.471cm" svg:width="3.718cm" svg:height="1.159cm" draw:z-index="0"><draw:image xlink:href="Pictures/1000000000000A260000032A3B915800.jpg" xlink:type="simple" xlink:show="embed" xlink:actuate="onLoad" draw:mime-type="image/jpeg"/><svg:desc>Imagen que contiene Interfaz de usuario gráfica

El contenido generado por IA puede ser incorrecto.</svg:desc></draw:frame><draw:frame draw:style-name="Mfr2" draw:name="Imagen 5" text:anchor-type="char" svg:x="8.107cm" svg:y="0.536cm" svg:width="3.787cm" svg:height="0.945cm" draw:z-index="2"><draw:image xlink:href="Pictures/1000000100000200000000805651EA24.png" xlink:type="simple" xlink:show="embed" xlink:actuate="onLoad" draw:mime-type="image/png"/><svg:desc>Tabla

El contenido generado por IA puede ser incorrecto.</svg:desc></draw:frame><draw:frame draw:style-name="Mfr2" draw:name="Imagen 6" text:anchor-type="char" svg:x="12.73cm" svg:y="0.321cm" svg:width="1.462cm" svg:height="1.441cm" draw:z-index="3"><draw:image xlink:href="Pictures/10000000000000DE000000DB75B04A9C.jpg" xlink:type="simple" xlink:show="embed" xlink:actuate="onLoad" draw:mime-type="image/jpeg"/><svg:desc>Imagen que contiene Forma

El contenido generado por IA puede ser incorrecto.</svg:desc></draw:frame><draw:frame draw:style-name="Mfr3" draw:name="Imagen 7" text:anchor-type="char" svg:y="-0.265cm" svg:width="2.97cm" svg:height="1.58cm" draw:z-index="1"><draw:image xlink:href="Pictures/10000001000001DB000000FDAB4D2E47.png" xlink:type="simple" xlink:show="embed" xlink:actuate="onLoad" draw:mime-type="image/png"/><svg:desc>Texto

El contenido generado por IA puede ser incorrecto.</svg:desc></draw:frame></text:p>
        <table:table table:name="Taula1" table:style-name="Taula1">
          <table:table-column table:style-name="Taula1.A"/>
          <table:table-column table:style-name="Taula1.B"/>
          <table:table-row table:style-name="Taula1.1">
            <table:table-cell table:style-name="Taula1.A1" office:value-type="string">
              <text:p text:style-name="MP1" loext:marker-style-name="MT1"><text:span text:style-name="MT1">Pràctica 1. Clases de redes</text:span><text:span text:style-name="MT1"/></text:p>
            </table:table-cell>
            <table:table-cell table:style-name="Taula1.B1" office:value-type="string">
              <text:p text:style-name="MP1">CFGS DAM</text:p>
            </table:table-cell>
          </table:table-row>
          <table:table-row table:style-name="Taula1.2">
            <table:table-cell table:style-name="Taula1.A2" table:number-columns-spanned="2" office:value-type="string">
              <text:p text:style-name="MP2" loext:marker-style-name="MT2"><text:span text:style-name="MT1">MÒDUL PROFESSIONAL: SISTEMES INFORMÀTICS</text:span><text:span text:style-name="MT1"/></text:p>
              <text:p text:style-name="MP2" loext:marker-style-name="MT2"><text:span text:style-name="MT1">UD7. Tipus i arquitectures de xarxes</text:span><text:span text:style-name="MT1"/></text:p>
            </table:table-cell>
            <table:covered-table-cell/>
          </table:table-row>
        </table:table>
        <text:p text:style-name="MP3" loext:marker-style-name="MT3"/>
      </style:header>
    </style:master-page>
    <style:master-page style:name="Converted1" style:page-layout-name="Mpm2" draw:style-name="Mdp1">
      <style:header>
        <text:p text:style-name="Header"/>
      </style:header>
    </style:master-page>
    <style:master-page style:name="Converted2" style:page-layout-name="Mpm3" draw:style-name="Mdp1">
      <style:header>
        <text:p text:style-name="Header"/>
      </style:header>
      <style:footer>
        <text:p text:style-name="MP4"><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03T18:57:00</meta:creation-date>
    <meta:initial-creator>alumne</meta:initial-creator>
    <dc:language>es-ES</dc:language>
    <dc:date>2025-04-29T16:28:54.903829069</dc:date>
    <meta:editing-cycles>24</meta:editing-cycles>
    <meta:editing-duration>PT1H16M50S</meta:editing-duration>
    <meta:generator>LibreOffice/24.2.5.2$Linux_X86_64 LibreOffice_project/420$Build-2</meta:generator>
    <meta:document-statistic meta:table-count="21" meta:image-count="4" meta:object-count="0" meta:page-count="3" meta:paragraph-count="201" meta:word-count="671" meta:character-count="3279" meta:non-whitespace-character-count="2811"/>
    <meta:user-defined meta:name="AppVersion">16.0000</meta:user-defined>
    <meta:template xlink:type="simple" xlink:actuate="onRequest" xlink:title="Normal.dotm" xlink:href=""/>
  </office:meta>
</office:document-meta>
</file>